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rsid="001ef0cf" officeooo:paragraph-rsid="001ef0cf"/>
    </style:style>
    <style:style style:name="P3" style:family="paragraph" style:parent-style-name="Text_20_body">
      <style:paragraph-properties fo:break-before="page"/>
      <style:text-properties officeooo:rsid="001ef0cf" officeooo:paragraph-rsid="001ef0cf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fo:margin-top="0cm" fo:margin-bottom="0.499cm" style:contextual-spacing="false"/>
    </style:style>
    <style:style style:name="P6" style:family="paragraph" style:parent-style-name="Preformatted_20_Text" style:list-style-name="L14"/>
    <style:style style:name="P7" style:family="paragraph" style:parent-style-name="Preformatted_20_Text" style:list-style-name="L14">
      <style:paragraph-properties fo:margin-top="0cm" fo:margin-bottom="0.499cm" style:contextual-spacing="false"/>
    </style:style>
    <style:style style:name="P8" style:family="paragraph" style:parent-style-name="Preformatted_20_Text" style:list-style-name="L16"/>
    <style:style style:name="P9" style:family="paragraph" style:parent-style-name="Preformatted_20_Text" style:list-style-name="L16">
      <style:paragraph-properties fo:margin-top="0cm" fo:margin-bottom="0.499cm" style:contextual-spacing="false"/>
    </style:style>
    <style:style style:name="P10" style:family="paragraph" style:parent-style-name="Preformatted_20_Text" style:list-style-name="L17"/>
    <style:style style:name="P11" style:family="paragraph" style:parent-style-name="Preformatted_20_Text" style:list-style-name="L17">
      <style:paragraph-properties fo:margin-top="0cm" fo:margin-bottom="0.499cm" style:contextual-spacing="false"/>
    </style:style>
    <style:style style:name="P12" style:family="paragraph" style:parent-style-name="Preformatted_20_Text" style:list-style-name="L27"/>
    <style:style style:name="P13" style:family="paragraph" style:parent-style-name="Preformatted_20_Text" style:list-style-name="L27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 style:list-style-name="L36"/>
    <style:style style:name="P16" style:family="paragraph" style:parent-style-name="Preformatted_20_Text" style:list-style-name="L36">
      <style:paragraph-properties fo:margin-top="0cm" fo:margin-bottom="0.499cm" style:contextual-spacing="false"/>
    </style:style>
    <style:style style:name="P17" style:family="paragraph" style:parent-style-name="Preformatted_20_Text" style:list-style-name="L38"/>
    <style:style style:name="P18" style:family="paragraph" style:parent-style-name="Preformatted_20_Text" style:list-style-name="L38">
      <style:paragraph-properties fo:margin-top="0cm" fo:margin-bottom="0.499cm" style:contextual-spacing="false"/>
    </style:style>
    <style:style style:name="P19" style:family="paragraph" style:parent-style-name="Preformatted_20_Text" style:list-style-name="L39"/>
    <style:style style:name="P20" style:family="paragraph" style:parent-style-name="Preformatted_20_Text" style:list-style-name="L39">
      <style:paragraph-properties fo:margin-top="0cm" fo:margin-bottom="0.499cm" style:contextual-spacing="fals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7"/>
    <style:style style:name="P34" style:family="paragraph" style:parent-style-name="Text_20_body" style:list-style-name="L7">
      <style:paragraph-properties fo:margin-top="0cm" fo:margin-bottom="0cm" style:contextual-spacing="false"/>
    </style:style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9">
      <style:paragraph-properties fo:margin-top="0cm" fo:margin-bottom="0cm" style:contextual-spacing="false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1">
      <style:paragraph-properties fo:margin-top="0cm" fo:margin-bottom="0cm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4">
      <style:paragraph-properties fo:margin-top="0cm" fo:margin-bottom="0cm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5">
      <style:paragraph-properties fo:margin-top="0cm" fo:margin-bottom="0cm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7"/>
    <style:style style:name="P52" style:family="paragraph" style:parent-style-name="Text_20_body" style:list-style-name="L18"/>
    <style:style style:name="P53" style:family="paragraph" style:parent-style-name="Text_20_body" style:list-style-name="L18">
      <style:paragraph-properties fo:margin-top="0cm" fo:margin-bottom="0cm" style:contextual-spacing="false"/>
    </style:style>
    <style:style style:name="P54" style:family="paragraph" style:parent-style-name="Text_20_body" style:list-style-name="L19"/>
    <style:style style:name="P55" style:family="paragraph" style:parent-style-name="Text_20_body" style:list-style-name="L20"/>
    <style:style style:name="P56" style:family="paragraph" style:parent-style-name="Text_20_body" style:list-style-name="L20">
      <style:paragraph-properties fo:margin-top="0cm" fo:margin-bottom="0cm" style:contextual-spacing="false"/>
    </style:style>
    <style:style style:name="P57" style:family="paragraph" style:parent-style-name="Text_20_body" style:list-style-name="L21"/>
    <style:style style:name="P58" style:family="paragraph" style:parent-style-name="Text_20_body" style:list-style-name="L21">
      <style:paragraph-properties fo:margin-top="0cm" fo:margin-bottom="0cm" style:contextual-spacing="false"/>
    </style:style>
    <style:style style:name="P59" style:family="paragraph" style:parent-style-name="Text_20_body" style:list-style-name="L22"/>
    <style:style style:name="P60" style:family="paragraph" style:parent-style-name="Text_20_body" style:list-style-name="L22">
      <style:paragraph-properties fo:margin-top="0cm" fo:margin-bottom="0cm" style:contextual-spacing="false"/>
    </style:style>
    <style:style style:name="P61" style:family="paragraph" style:parent-style-name="Text_20_body">
      <style:text-properties officeooo:rsid="001ef0cf" officeooo:paragraph-rsid="001ef0cf"/>
    </style:style>
    <style:style style:name="P62" style:family="paragraph" style:parent-style-name="Text_20_body" style:list-style-name="L23"/>
    <style:style style:name="P63" style:family="paragraph" style:parent-style-name="Text_20_body" style:list-style-name="L23">
      <style:paragraph-properties fo:margin-top="0cm" fo:margin-bottom="0cm" style:contextual-spacing="false"/>
    </style:style>
    <style:style style:name="P64" style:family="paragraph" style:parent-style-name="Text_20_body" style:list-style-name="L24"/>
    <style:style style:name="P65" style:family="paragraph" style:parent-style-name="Text_20_body" style:list-style-name="L24">
      <style:paragraph-properties fo:margin-top="0cm" fo:margin-bottom="0cm" style:contextual-spacing="false"/>
    </style:style>
    <style:style style:name="P66" style:family="paragraph" style:parent-style-name="Text_20_body" style:list-style-name="L25"/>
    <style:style style:name="P67" style:family="paragraph" style:parent-style-name="Text_20_body" style:list-style-name="L25">
      <style:paragraph-properties fo:margin-top="0cm" fo:margin-bottom="0cm" style:contextual-spacing="false"/>
    </style:style>
    <style:style style:name="P68" style:family="paragraph" style:parent-style-name="Text_20_body" style:list-style-name="L26"/>
    <style:style style:name="P69" style:family="paragraph" style:parent-style-name="Text_20_body" style:list-style-name="L26">
      <style:paragraph-properties fo:margin-top="0cm" fo:margin-bottom="0cm" style:contextual-spacing="false"/>
    </style:style>
    <style:style style:name="P70" style:family="paragraph" style:parent-style-name="Text_20_body" style:list-style-name="L27"/>
    <style:style style:name="P71" style:family="paragraph" style:parent-style-name="Text_20_body" style:list-style-name="L27">
      <style:paragraph-properties fo:margin-top="0cm" fo:margin-bottom="0cm" style:contextual-spacing="false"/>
    </style:style>
    <style:style style:name="P72" style:family="paragraph" style:parent-style-name="Text_20_body" style:list-style-name="L28"/>
    <style:style style:name="P73" style:family="paragraph" style:parent-style-name="Text_20_body" style:list-style-name="L28">
      <style:paragraph-properties fo:margin-top="0cm" fo:margin-bottom="0cm" style:contextual-spacing="false"/>
    </style:style>
    <style:style style:name="P74" style:family="paragraph" style:parent-style-name="Text_20_body" style:list-style-name="L29"/>
    <style:style style:name="P75" style:family="paragraph" style:parent-style-name="Text_20_body" style:list-style-name="L29">
      <style:paragraph-properties fo:margin-top="0cm" fo:margin-bottom="0cm" style:contextual-spacing="false"/>
    </style:style>
    <style:style style:name="P76" style:family="paragraph" style:parent-style-name="Text_20_body" style:list-style-name="L30"/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cm" fo:margin-bottom="0cm" style:contextual-spacing="false"/>
    </style:style>
    <style:style style:name="P79" style:family="paragraph" style:parent-style-name="Text_20_body" style:list-style-name="L32"/>
    <style:style style:name="P80" style:family="paragraph" style:parent-style-name="Text_20_body" style:list-style-name="L32">
      <style:paragraph-properties fo:margin-top="0cm" fo:margin-bottom="0cm" style:contextual-spacing="false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cm" fo:margin-bottom="0cm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5">
      <style:paragraph-properties fo:margin-top="0cm" fo:margin-bottom="0cm" style:contextual-spacing="false"/>
    </style:style>
    <style:style style:name="P87" style:family="paragraph" style:parent-style-name="Text_20_body" style:list-style-name="L36"/>
    <style:style style:name="P88" style:family="paragraph" style:parent-style-name="Text_20_body" style:list-style-name="L36">
      <style:paragraph-properties fo:margin-top="0cm" fo:margin-bottom="0cm" style:contextual-spacing="false"/>
    </style:style>
    <style:style style:name="P89" style:family="paragraph" style:parent-style-name="Text_20_body" style:list-style-name="L37"/>
    <style:style style:name="P90" style:family="paragraph" style:parent-style-name="Text_20_body" style:list-style-name="L37">
      <style:paragraph-properties fo:margin-top="0cm" fo:margin-bottom="0cm" style:contextual-spacing="false"/>
    </style:style>
    <style:style style:name="P91" style:family="paragraph" style:parent-style-name="Text_20_body" style:list-style-name="L38"/>
    <style:style style:name="P92" style:family="paragraph" style:parent-style-name="Text_20_body" style:list-style-name="L39"/>
    <style:style style:name="P93" style:family="paragraph" style:parent-style-name="Text_20_body" style:list-style-name="L40"/>
    <style:style style:name="P94" style:family="paragraph" style:parent-style-name="Text_20_body" style:list-style-name="L40">
      <style:paragraph-properties fo:margin-top="0cm" fo:margin-bottom="0cm" style:contextual-spacing="false"/>
    </style:style>
    <style:style style:name="P95" style:family="paragraph" style:parent-style-name="Text_20_body" style:list-style-name="L41"/>
    <style:style style:name="P96" style:family="paragraph" style:parent-style-name="Text_20_body" style:list-style-name="L42"/>
    <style:style style:name="P97" style:family="paragraph" style:parent-style-name="Text_20_body" style:list-style-name="L42">
      <style:paragraph-properties fo:margin-top="0cm" fo:margin-bottom="0cm" style:contextual-spacing="false"/>
    </style:style>
    <style:style style:name="P98" style:family="paragraph" style:parent-style-name="Text_20_body" style:list-style-name="L43"/>
    <style:style style:name="P99" style:family="paragraph" style:parent-style-name="Text_20_body" style:list-style-name="L43">
      <style:paragraph-properties fo:margin-top="0cm" fo:margin-bottom="0cm" style:contextual-spacing="false"/>
    </style:style>
    <style:style style:name="P100" style:family="paragraph" style:parent-style-name="Text_20_body" style:list-style-name="L44"/>
    <style:style style:name="P101" style:family="paragraph" style:parent-style-name="Text_20_body" style:list-style-name="L4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uctions: </text:p>
      <text:p text:style-name="P2">Im Folgenden findest du eine ausführliche Anleitung, die dich Schritt für Schritt durch die Entwicklung eines Python-Programms führt, das Folgendes kann:</text:p>
      <text:list text:style-name="L23">
        <text:list-item>
          <text:p text:style-name="P63">Ein Bild als Eingabe erhalten, </text:p>
        </text:list-item>
        <text:list-item>
          <text:p text:style-name="P63">Den darin enthaltenen Text erkennen (Textdetektion + OCR), </text:p>
        </text:list-item>
        <text:list-item>
          <text:p text:style-name="P63">Diesen Text lokal übersetzen, </text:p>
        </text:list-item>
        <text:list-item>
          <text:p text:style-name="P62">Und die Übersetzung wieder ins Bild integrieren (als Overlay an der passenden Stelle). </text:p>
        </text:list-item>
      </text:list>
      <text:p text:style-name="Text_20_body">Diese Anleitung soll dir sowohl das grundsätzliche Vorgehen erklären als auch Anlaufstellen nennen, wo du weiterführende Informationen zu den einzelnen Tools und Technologien findest.</text:p>
      <text:p text:style-name="Horizontal_20_Line"/>
      <text:h text:style-name="Heading_20_2" text:outline-level="2">Überblick</text:h>
      <text:p text:style-name="Text_20_body">Das gesamte Vorhaben lässt sich in folgende Hauptschritte unterteilen:</text:p>
      <text:list text:style-name="L24">
        <text:list-item>
          <text:p text:style-name="P65"><text:span text:style-name="Strong_20_Emphasis">Planung &amp; Vorbereitung</text:span> </text:p>
          <text:list>
            <text:list-item>
              <text:p text:style-name="P65">Wahl der Bibliotheken </text:p>
            </text:list-item>
            <text:list-item>
              <text:p text:style-name="P65">Einrichtung der Entwicklungsumgebung </text:p>
            </text:list-item>
          </text:list>
        </text:list-item>
        <text:list-item>
          <text:p text:style-name="P65"><text:span text:style-name="Strong_20_Emphasis">Einlesen &amp; Vorverarbeitung des Bildes</text:span> </text:p>
          <text:list>
            <text:list-item>
              <text:p text:style-name="P65">Laden mit OpenCV/PIL </text:p>
            </text:list-item>
            <text:list-item>
              <text:p text:style-name="P65">(Optional) Vorverarbeitungen für bessere OCR-Ergebnisse </text:p>
            </text:list-item>
          </text:list>
        </text:list-item>
        <text:list-item>
          <text:p text:style-name="P65"><text:span text:style-name="Strong_20_Emphasis">Textdetektion</text:span> </text:p>
          <text:list>
            <text:list-item>
              <text:p text:style-name="P65">Mit dem EAST-Detektor (OpenCV) oder einer OCR-Bibliothek mit integrierter Textdetektion (z. B. easyocr, PaddleOCR) </text:p>
            </text:list-item>
          </text:list>
        </text:list-item>
        <text:list-item>
          <text:p text:style-name="P65"><text:span text:style-name="Strong_20_Emphasis">Texterkennung (OCR)</text:span> </text:p>
          <text:list>
            <text:list-item>
              <text:p text:style-name="P65">Mit Tesseract (pytesseract) oder anderen OCR-Lösungen </text:p>
            </text:list-item>
          </text:list>
        </text:list-item>
        <text:list-item>
          <text:p text:style-name="P65"><text:span text:style-name="Strong_20_Emphasis">Übersetzung (lokal/offline)</text:span> </text:p>
          <text:list>
            <text:list-item>
              <text:p text:style-name="P65">z. B. mit Argos Translate oder MarianMT </text:p>
            </text:list-item>
          </text:list>
        </text:list-item>
        <text:list-item>
          <text:p text:style-name="P65"><text:span text:style-name="Strong_20_Emphasis">Ergebnis ins Bild einfügen</text:span> </text:p>
          <text:list>
            <text:list-item>
              <text:p text:style-name="P65">Übermalen des Originaltextes oder Overlay hinzufügen </text:p>
            </text:list-item>
            <text:list-item>
              <text:p text:style-name="P65">Zeichnen/Rendern des übersetzten Textes an der entsprechenden Stelle </text:p>
            </text:list-item>
          </text:list>
        </text:list-item>
        <text:list-item>
          <text:p text:style-name="P65"><text:span text:style-name="Strong_20_Emphasis">Testing &amp; Optimierung</text:span> </text:p>
          <text:list>
            <text:list-item>
              <text:p text:style-name="P65">Skript-Fehler beheben </text:p>
            </text:list-item>
            <text:list-item>
              <text:p text:style-name="P65">OCR/Übersetzungsqualität verbessern </text:p>
            </text:list-item>
            <text:list-item>
              <text:p text:style-name="P64">Performance steigern </text:p>
            </text:list-item>
          </text:list>
        </text:list-item>
      </text:list>
      <text:p text:style-name="Horizontal_20_Line"/>
      <text:h text:style-name="Heading_20_2" text:outline-level="2">1. Planung &amp; Vorbereitung</text:h>
      <text:h text:style-name="Heading_20_3" text:outline-level="3">1.1 Wahl der Bibliotheken</text:h>
      <text:list text:style-name="L25">
        <text:list-item>
          <text:p text:style-name="P67"><text:span text:style-name="Strong_20_Emphasis">OpenCV</text:span>: Zum Laden, Anzeigen und Bearbeiten von Bildern, sowie zur Textdetektion mithilfe des EAST-Textdetektors. </text:p>
        </text:list-item>
        <text:list-item>
          <text:p text:style-name="P67"><text:span text:style-name="Strong_20_Emphasis">pytesseract</text:span> (Anbindung an Tesseract): Um den extrahierten Text in Python verarbeiten zu können. </text:p>
        </text:list-item>
        <text:list-item>
          <text:p text:style-name="P67"><text:soft-page-break/><text:span text:style-name="Strong_20_Emphasis">Argos Translate</text:span>: Für eine lokale/offline Übersetzung. </text:p>
        </text:list-item>
        <text:list-item>
          <text:p text:style-name="P66"><text:span text:style-name="Strong_20_Emphasis">Pillow</text:span> (PIL): Falls du beim Einfügen des Textes mehr Kontrolle über Schriften brauchst (TrueType-Fonts etc.). </text:p>
        </text:list-item>
      </text:list>
      <text:p text:style-name="Text_20_body">Weitere Alternativen/Ergänzungen:</text:p>
      <text:list text:style-name="L26">
        <text:list-item>
          <text:p text:style-name="P69"><text:span text:style-name="Strong_20_Emphasis">easyocr</text:span> oder <text:span text:style-name="Strong_20_Emphasis">PaddleOCR</text:span>: OCR-Lösungen, die Textdetektion und -erkennung in einer Bibliothek bündeln. </text:p>
        </text:list-item>
        <text:list-item>
          <text:p text:style-name="P68"><text:span text:style-name="Strong_20_Emphasis">Hugging Face Transformers</text:span> (MarianMT-Modelle): Für fortgeschrittene, offline-fähige Neural Machine Translation. </text:p>
        </text:list-item>
      </text:list>
      <text:h text:style-name="Heading_20_3" text:outline-level="3">1.2 Einrichtung der Entwicklungsumgebung</text:h>
      <text:list text:style-name="L27">
        <text:list-item>
          <text:p text:style-name="P71"><text:span text:style-name="Strong_20_Emphasis">Python installieren</text:span> (empfohlen: Version 3.8+). </text:p>
        </text:list-item>
        <text:list-item>
          <text:p text:style-name="P70">Ein virtuelles Environment aufsetzen: </text:p>
          <text:p text:style-name="P12"><text:span text:style-name="Source_20_Text">python -m venv venv</text:span></text:p>
          <text:p text:style-name="P12"><text:span text:style-name="Source_20_Text">source venv/bin/activate <text:s/># auf Linux/Mac</text:span></text:p>
          <text:p text:style-name="P12"><text:span text:style-name="Source_20_Text"># oder</text:span></text:p>
          <text:p text:style-name="P13"><text:span text:style-name="Source_20_Text">venv\Scripts\activate <text:s text:c="4"/># auf Windows</text:span></text:p>
        </text:list-item>
        <text:list-item>
          <text:p text:style-name="P70"><text:span text:style-name="Strong_20_Emphasis">Benötigte Pakete installieren</text:span>: </text:p>
          <text:p text:style-name="P13"><text:span text:style-name="Source_20_Text">pip install opencv-python pytesseract argostranslate Pillow numpy</text:span></text:p>
          <text:list>
            <text:list-item>
              <text:p text:style-name="P71">Achtung: Für die OCR-Engine Tesseract musst du das <text:span text:style-name="Strong_20_Emphasis">Tesseract-Programm</text:span> selbst installieren. Je nach Betriebssystem: </text:p>
              <text:list>
                <text:list-item>
                  <text:p text:style-name="P71">Ubuntu/Debian: <text:span text:style-name="Source_20_Text">sudo apt-get install tesseract-ocr</text:span> </text:p>
                </text:list-item>
                <text:list-item>
                  <text:p text:style-name="P71">Windows: <text:a xlink:type="simple" xlink:href="https://github.com/UB-Mannheim/tesseract/wiki" text:style-name="Internet_20_link" text:visited-style-name="Visited_20_Internet_20_Link">Offizielle Tesseract Releases</text:a> </text:p>
                </text:list-item>
              </text:list>
            </text:list-item>
            <text:list-item>
              <text:p text:style-name="P71">Für Argos Translate: </text:p>
              <text:list>
                <text:list-item>
                  <text:p text:style-name="P71">Bibliothek installieren: <text:span text:style-name="Source_20_Text">pip install argostranslate</text:span> </text:p>
                </text:list-item>
                <text:list-item>
                  <text:p text:style-name="P70">Sprachpakete hinzufügen (siehe <text:a xlink:type="simple" xlink:href="https://github.com/argosopentech/argos-translate" text:style-name="Internet_20_link" text:visited-style-name="Visited_20_Internet_20_Link">Argos Translate Doku</text:a>). </text:p>
                </text:list-item>
              </text:list>
            </text:list-item>
          </text:list>
        </text:list-item>
      </text:list>
      <text:p text:style-name="Text_20_body"><text:span text:style-name="Strong_20_Emphasis">Weiterführende Infos &amp; Ressourcen</text:span>:</text:p>
      <text:list text:style-name="L28">
        <text:list-item>
          <text:p text:style-name="P73"><text:a xlink:type="simple" xlink:href="https://docs.opencv.org/master/d6/d00/tutorial_py_root.html" text:style-name="Internet_20_link" text:visited-style-name="Visited_20_Internet_20_Link">OpenCV Python Tutorials</text:a> </text:p>
        </text:list-item>
        <text:list-item>
          <text:p text:style-name="P73"><text:a xlink:type="simple" xlink:href="https://pypi.org/project/pytesseract/" text:style-name="Internet_20_link" text:visited-style-name="Visited_20_Internet_20_Link">pytesseract Doku auf PyPI</text:a> + <text:a xlink:type="simple" xlink:href="https://tesseract-ocr.github.io/tessdoc/" text:style-name="Internet_20_link" text:visited-style-name="Visited_20_Internet_20_Link">Tesseract-Handbuch</text:a> </text:p>
        </text:list-item>
        <text:list-item>
          <text:p text:style-name="P72"><text:a xlink:type="simple" xlink:href="https://github.com/argosopentech/argos-translate" text:style-name="Internet_20_link" text:visited-style-name="Visited_20_Internet_20_Link">Argos Translate auf GitHub</text:a> </text:p>
        </text:list-item>
      </text:list>
      <text:p text:style-name="Horizontal_20_Line"/>
      <text:h text:style-name="Heading_20_2" text:outline-level="2">2. Einlesen &amp; Vorverarbeitung des Bildes</text:h>
      <text:h text:style-name="Heading_20_3" text:outline-level="3">2.1 Bild laden</text:h>
      <text:p text:style-name="Text_20_body">Mit OpenCV (typischerweise):</text:p>
      <text:p text:style-name="Preformatted_20_Text"><text:span text:style-name="Source_20_Text">import cv2</text:span></text:p>
      <text:p text:style-name="Preformatted_20_Text"/>
      <text:p text:style-name="Preformatted_20_Text"><text:span text:style-name="Source_20_Text">image_path = "input.jpg"</text:span></text:p>
      <text:p text:style-name="P1"><text:span text:style-name="Source_20_Text">image = cv2.imread(image_path) <text:s/># BGR-Format</text:span></text:p>
      <text:h text:style-name="Heading_20_3" text:outline-level="3"><text:soft-page-break/>2.2 (Optional) Vorverarbeitungen</text:h>
      <text:list text:style-name="L29">
        <text:list-item>
          <text:p text:style-name="P75"><text:span text:style-name="Strong_20_Emphasis">Graustufen</text:span>: <text:span text:style-name="Source_20_Text">cv2.cvtColor(image, cv2.COLOR_BGR2GRAY)</text:span> </text:p>
        </text:list-item>
        <text:list-item>
          <text:p text:style-name="P75"><text:span text:style-name="Strong_20_Emphasis">Entrauschen</text:span>: <text:span text:style-name="Source_20_Text">cv2.medianBlur(gray, 3)</text:span> </text:p>
        </text:list-item>
        <text:list-item>
          <text:p text:style-name="P74"><text:span text:style-name="Strong_20_Emphasis">Kontrastanpassung</text:span>: <text:span text:style-name="Source_20_Text">cv2.equalizeHist(gray)</text:span> </text:p>
        </text:list-item>
      </text:list>
      <text:p text:style-name="Text_20_body">Das kann die Ergebnisse der OCR verbessern. Ist aber optional – je nach Bildqualität.</text:p>
      <text:p text:style-name="Text_20_body"><text:span text:style-name="Strong_20_Emphasis">Weiterführende Infos</text:span>:</text:p>
      <text:list text:style-name="L30">
        <text:list-item>
          <text:p text:style-name="P76"><text:a xlink:type="simple" xlink:href="https://docs.opencv.org/master/d7/d4d/tutorial_py_thresholding.html" text:style-name="Internet_20_link" text:visited-style-name="Visited_20_Internet_20_Link">OpenCV Dokumentation zu Bildtransformationen</text:a> </text:p>
        </text:list-item>
      </text:list>
      <text:p text:style-name="Horizontal_20_Line"/>
      <text:h text:style-name="Heading_20_2" text:outline-level="2">3. Textdetektion</text:h>
      <text:p text:style-name="Text_20_body">Um die Textstellen samt Position (Bounding Boxes) zu ermitteln, kann man:</text:p>
      <text:list text:style-name="L31">
        <text:list-item>
          <text:p text:style-name="P78"><text:span text:style-name="Strong_20_Emphasis">OpenCV EAST-Textdetektor</text:span> verwenden, der in OpenCV integriert ist. </text:p>
        </text:list-item>
        <text:list-item>
          <text:p text:style-name="P77">Alternativ easyocr/PaddleOCR, die beides (Textdetektion &amp; OCR) in einem Schritt machen. </text:p>
        </text:list-item>
      </text:list>
      <text:h text:style-name="Heading_20_3" text:outline-level="3">3.1 EAST-Modell herunterladen</text:h>
      <text:list text:style-name="L32">
        <text:list-item>
          <text:p text:style-name="P80">Du findest ein vortrainiertes <text:span text:style-name="Strong_20_Emphasis">EAST-Modell</text:span> (z. B. <text:span text:style-name="Source_20_Text">frozen_east_text_detection.pb</text:span>) auf GitHub/Repos von OpenCV: </text:p>
          <text:list>
            <text:list-item>
              <text:p text:style-name="P79"><text:a xlink:type="simple" xlink:href="https://github.com/opencv/opencv/blob/master/samples/dnn/text_detection.py" text:style-name="Internet_20_link" text:visited-style-name="Visited_20_Internet_20_Link">Offizielle Anleitung bei OpenCV</text:a> </text:p>
            </text:list-item>
          </text:list>
        </text:list-item>
      </text:list>
      <text:h text:style-name="Heading_20_3" text:outline-level="3">3.2 Beispiel für EAST-Detektor (Kurzfassung)</text:h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1) Netzwerk laden</text:span></text:p>
      <text:p text:style-name="Preformatted_20_Text"><text:span text:style-name="Source_20_Text">net = cv2.dnn.readNet("frozen_east_text_detection.pb")</text:span></text:p>
      <text:p text:style-name="Preformatted_20_Text"/>
      <text:p text:style-name="Preformatted_20_Text"><text:span text:style-name="Source_20_Text"># 2) Bildvorbereitung (Blob)</text:span></text:p>
      <text:p text:style-name="Preformatted_20_Text"><text:span text:style-name="Source_20_Text">(H, W) = image.shape[:2]</text:span></text:p>
      <text:p text:style-name="Preformatted_20_Text"><text:span text:style-name="Source_20_Text">newW, newH = (320, 320) <text:s/># EAST bevorzugt 320x320 oder 704x704</text:span></text:p>
      <text:p text:style-name="Preformatted_20_Text"><text:span text:style-name="Source_20_Text">rW = W / float(newW)</text:span></text:p>
      <text:p text:style-name="Preformatted_20_Text"><text:span text:style-name="Source_20_Text">rH = H / float(newH)</text:span></text:p>
      <text:p text:style-name="Preformatted_20_Text"/>
      <text:p text:style-name="Preformatted_20_Text"><text:span text:style-name="Source_20_Text">blob = cv2.dnn.blobFromImage(image, 1.0, (newW, newH),</text:span></text:p>
      <text:p text:style-name="Preformatted_20_Text"><text:span text:style-name="Source_20_Text"><text:s text:c="29"/>(123.68, 116.78, 103.94), swapRB=True, crop=False)</text:span></text:p>
      <text:p text:style-name="Preformatted_20_Text"><text:span text:style-name="Source_20_Text">net.setInput(blob)</text:span></text:p>
      <text:p text:style-name="Preformatted_20_Text"/>
      <text:p text:style-name="Preformatted_20_Text"><text:span text:style-name="Source_20_Text">(scores, geometry) = net.forward(["feature_fusion/concat_3", "feature_fusion/concat_2"])</text:span></text:p>
      <text:p text:style-name="Preformatted_20_Text"/>
      <text:p text:style-name="Preformatted_20_Text"><text:span text:style-name="Source_20_Text"># 3) Bounding Boxes berechnen (NMS etc.)</text:span></text:p>
      <text:p text:style-name="P1"><text:span text:style-name="Source_20_Text"># ... Hier werden die Koordinaten (startX, startY, endX, endY) ermittelt. </text:span></text:p>
      <text:p text:style-name="Text_20_body">So erhältst du eine Liste von Boxen mit Konfidenzwerten.</text:p>
      <text:p text:style-name="Text_20_body"><text:span text:style-name="Strong_20_Emphasis">Tipp</text:span>: Der Code für die dekodierung der Predictions (aus <text:span text:style-name="Source_20_Text">scores</text:span>, <text:span text:style-name="Source_20_Text">geometry</text:span>) ist etwas umfangreicher – schau dir für Details gerne offizielle Beispiele oder Tutorials an, z. B.:</text:p>
      <text:list text:style-name="L33">
        <text:list-item>
          <text:p text:style-name="P82"><text:a xlink:type="simple" xlink:href="https://pyimagesearch.com/2018/08/20/opencv-text-detection-east-text-detector/" text:style-name="Internet_20_link" text:visited-style-name="Visited_20_Internet_20_Link">PyImageSearch: EAST-Text-Erkennung</text:a> </text:p>
        </text:list-item>
        <text:list-item>
          <text:p text:style-name="P81"><text:a xlink:type="simple" xlink:href="https://github.com/opencv/opencv/blob/master/samples/dnn/text_detection.py" text:style-name="Internet_20_link" text:visited-style-name="Visited_20_Internet_20_Link">OpenCV-Sample text_detection.py</text:a> </text:p>
        </text:list-item>
      </text:list>
      <text:p text:style-name="Text_20_body"><text:soft-page-break/><text:span text:style-name="Strong_20_Emphasis">Ergebnis</text:span>: Eine Liste von Bounding Boxes, die Textregionen repräsentieren.</text:p>
      <text:p text:style-name="Horizontal_20_Line"/>
      <text:h text:style-name="Heading_20_2" text:outline-level="2">4. Texterkennung (OCR)</text:h>
      <text:h text:style-name="Heading_20_3" text:outline-level="3">4.1 Mit Tesseract via <text:span text:style-name="Source_20_Text">pytesseract</text:span></text:h>
      <text:p text:style-name="Text_20_body">Nach der Textdetektion kannst du jede Box einzeln ausschneiden und durch Tesseract jagen:</text:p>
      <text:p text:style-name="Preformatted_20_Text"><text:span text:style-name="Source_20_Text">import pytesseract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results = [] <text:s/># Hier sammeln wir Box + erkannten Text</text:span></text:p>
      <text:p text:style-name="Preformatted_20_Text"/>
      <text:p text:style-name="Preformatted_20_Text"><text:span text:style-name="Source_20_Text">for (startX, startY, endX, endY) in list_of_boxes:</text:span></text:p>
      <text:p text:style-name="Preformatted_20_Text"><text:span text:style-name="Source_20_Text"><text:s text:c="4"/>roi = image[startY:endY, startX:endX] <text:s/># Ausschnitt</text:span></text:p>
      <text:p text:style-name="Preformatted_20_Text"><text:span text:style-name="Source_20_Text"><text:s text:c="4"/># Konvertieren zu PIL, da pytesseract am besten damit funktioniert</text:span></text:p>
      <text:p text:style-name="Preformatted_20_Text"><text:span text:style-name="Source_20_Text"><text:s text:c="4"/>roi_pil = Image.fromarray(cv2.cvtColor(roi, cv2.COLOR_BGR2RGB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OCR</text:span></text:p>
      <text:p text:style-name="Preformatted_20_Text"><text:span text:style-name="Source_20_Text"><text:s text:c="4"/>ocr_text = pytesseract.image_to_string(roi_pil, lang='deu') <text:s/># oder 'eng', je nach Sprache</text:span></text:p>
      <text:p text:style-name="P1"><text:span text:style-name="Source_20_Text"><text:s text:c="4"/>results.append(((startX, startY, endX, endY), ocr_text))</text:span></text:p>
      <text:h text:style-name="Heading_20_3" text:outline-level="3">4.2 Sprachunterstützung in Tesseract</text:h>
      <text:list text:style-name="L34">
        <text:list-item>
          <text:p text:style-name="P84">Standardmäßig ist nur Englisch (<text:span text:style-name="Source_20_Text">eng</text:span>) installiert. </text:p>
        </text:list-item>
        <text:list-item>
          <text:p text:style-name="P83">Um andere Sprachen zu verwenden, müssen Sprachpakete nachinstalliert werden (z. B. <text:span text:style-name="Source_20_Text">sudo apt-get install tesseract-ocr-deu</text:span> für Deutsch). </text:p>
        </text:list-item>
      </text:list>
      <text:p text:style-name="Text_20_body"><text:span text:style-name="Strong_20_Emphasis">Weiterführende Infos</text:span>:</text:p>
      <text:list text:style-name="L35">
        <text:list-item>
          <text:p text:style-name="P86"><text:a xlink:type="simple" xlink:href="https://tesseract-ocr.github.io/tessdoc/" text:style-name="Internet_20_link" text:visited-style-name="Visited_20_Internet_20_Link">Tesseract Docs</text:a> </text:p>
        </text:list-item>
        <text:list-item>
          <text:p text:style-name="P85"><text:a xlink:type="simple" xlink:href="https://pypi.org/project/pytesseract/" text:style-name="Internet_20_link" text:visited-style-name="Visited_20_Internet_20_Link">pytesseract README</text:a> </text:p>
        </text:list-item>
      </text:list>
      <text:p text:style-name="Horizontal_20_Line"/>
      <text:h text:style-name="Heading_20_2" text:outline-level="2">5. Übersetzung (lokal/offline)</text:h>
      <text:h text:style-name="Heading_20_3" text:outline-level="3">5.1 Argos Translate</text:h>
      <text:list text:style-name="L36">
        <text:list-item>
          <text:p text:style-name="P87"><text:span text:style-name="Strong_20_Emphasis">Installiere Argos Translate</text:span> </text:p>
          <text:p text:style-name="P16"><text:span text:style-name="Source_20_Text">pip install argostranslate</text:span></text:p>
        </text:list-item>
        <text:list-item>
          <text:p text:style-name="P88"><text:span text:style-name="Strong_20_Emphasis">Sprachmodelle herunterladen</text:span> </text:p>
          <text:list>
            <text:list-item>
              <text:p text:style-name="P88">Entweder über das <text:a xlink:type="simple" xlink:href="https://github.com/argosopentech/argos-translate#using-the-gui" text:style-name="Internet_20_link" text:visited-style-name="Visited_20_Internet_20_Link">UI-Tool</text:a> oder programmatisch. </text:p>
            </text:list-item>
          </text:list>
        </text:list-item>
        <text:list-item>
          <text:p text:style-name="P87"><text:span text:style-name="Strong_20_Emphasis">Verwendung</text:span>: </text:p>
          <text:p text:style-name="P15"><text:span text:style-name="Source_20_Text">import argostranslate.package</text:span></text:p>
          <text:p text:style-name="P15"><text:span text:style-name="Source_20_Text">import argostranslate.translate</text:span></text:p>
          <text:p text:style-name="P15"/>
          <text:p text:style-name="P15"><text:span text:style-name="Source_20_Text"># Beispiel: Deutsch -&gt; Englisch</text:span></text:p>
          <text:p text:style-name="P15"><text:span text:style-name="Source_20_Text"># Paket installieren/prüfen, ob es installiert ist.</text:span></text:p>
          <text:p text:style-name="P15"><text:span text:style-name="Source_20_Text"># Dann:</text:span></text:p>
          <text:p text:style-name="P15"/>
          <text:p text:style-name="P15"><text:soft-page-break/><text:span text:style-name="Source_20_Text">installed_languages = argostranslate.translate.get_installed_languages()</text:span></text:p>
          <text:p text:style-name="P15"><text:span text:style-name="Source_20_Text">from_lang = None</text:span></text:p>
          <text:p text:style-name="P15"><text:span text:style-name="Source_20_Text">to_lang = None</text:span></text:p>
          <text:p text:style-name="P15"/>
          <text:p text:style-name="P15"><text:span text:style-name="Source_20_Text">for lang in installed_languages:</text:span></text:p>
          <text:p text:style-name="P15"><text:span text:style-name="Source_20_Text"><text:s text:c="4"/>if lang.code == "de":</text:span></text:p>
          <text:p text:style-name="P15"><text:span text:style-name="Source_20_Text"><text:s text:c="8"/>from_lang = lang</text:span></text:p>
          <text:p text:style-name="P15"><text:span text:style-name="Source_20_Text"><text:s text:c="4"/>if lang.code == "en":</text:span></text:p>
          <text:p text:style-name="P15"><text:span text:style-name="Source_20_Text"><text:s text:c="8"/>to_lang = lang</text:span></text:p>
          <text:p text:style-name="P15"/>
          <text:p text:style-name="P15"><text:span text:style-name="Source_20_Text">if from_lang and to_lang:</text:span></text:p>
          <text:p text:style-name="P15"><text:span text:style-name="Source_20_Text"><text:s text:c="4"/>translation = from_lang.get_translation(to_lang)</text:span></text:p>
          <text:p text:style-name="P15"><text:span text:style-name="Source_20_Text"><text:s text:c="4"/>result = translation.translate("Guten Tag!")</text:span></text:p>
          <text:p text:style-name="P16"><text:span text:style-name="Source_20_Text"><text:s text:c="4"/>print(result) <text:s/># "Hello!"</text:span></text:p>
        </text:list-item>
        <text:list-item>
          <text:p text:style-name="P87"><text:span text:style-name="Strong_20_Emphasis">Automatisierte Übersetzung pro erkanntem Text</text:span>: </text:p>
          <text:p text:style-name="P15"><text:span text:style-name="Source_20_Text">for i, ((startX, startY, endX, endY), ocr_text) in enumerate(results):</text:span></text:p>
          <text:p text:style-name="P15"><text:span text:style-name="Source_20_Text"><text:s text:c="4"/>translated_text = translation.translate(ocr_text)</text:span></text:p>
          <text:p text:style-name="P16"><text:span text:style-name="Source_20_Text"><text:s text:c="4"/>results[i] = ((startX, startY, endX, endY), translated_text)</text:span></text:p>
        </text:list-item>
      </text:list>
      <text:p text:style-name="Text_20_body"><text:span text:style-name="Strong_20_Emphasis">Alternativen</text:span>: MarianMT (Hugging Face Transformers). Bietet ggf. mehr Sprachmodelle, ist aber größer und komplexer in der Einrichtung.</text:p>
      <text:p text:style-name="Text_20_body"><text:span text:style-name="Strong_20_Emphasis">Weiterführende Infos</text:span>:</text:p>
      <text:list text:style-name="L37">
        <text:list-item>
          <text:p text:style-name="P90"><text:a xlink:type="simple" xlink:href="https://github.com/argosopentech/argos-translate" text:style-name="Internet_20_link" text:visited-style-name="Visited_20_Internet_20_Link">Argos Translate GitHub</text:a> </text:p>
        </text:list-item>
        <text:list-item>
          <text:p text:style-name="P89"><text:a xlink:type="simple" xlink:href="https://huggingface.co/docs/transformers" text:style-name="Internet_20_link" text:visited-style-name="Visited_20_Internet_20_Link">Hugging Face Transformers Doku</text:a> </text:p>
        </text:list-item>
      </text:list>
      <text:p text:style-name="Horizontal_20_Line"/>
      <text:h text:style-name="Heading_20_2" text:outline-level="2">6. Ergebnis ins Bild einfügen</text:h>
      <text:h text:style-name="Heading_20_3" text:outline-level="3">6.1 Übermalen und Text zeichnen (OpenCV)</text:h>
      <text:list text:style-name="L38">
        <text:list-item>
          <text:p text:style-name="P91"><text:span text:style-name="Strong_20_Emphasis">Rechteck</text:span> übermalen:</text:p>
          <text:p text:style-name="P18"><text:span text:style-name="Source_20_Text">cv2.rectangle(image, (startX, startY), (endX, endY), (255, 255, 255), -1)</text:span></text:p>
          <text:p text:style-name="P91">Dadurch werden die Original-Pixel weiß überschrieben.</text:p>
        </text:list-item>
        <text:list-item>
          <text:p text:style-name="P91"><text:span text:style-name="Strong_20_Emphasis">Text hinzufügen</text:span>:</text:p>
          <text:p text:style-name="P17"><text:span text:style-name="Source_20_Text">font = cv2.FONT_HERSHEY_SIMPLEX</text:span></text:p>
          <text:p text:style-name="P17"><text:span text:style-name="Source_20_Text">font_scale = 0.5</text:span></text:p>
          <text:p text:style-name="P17"><text:span text:style-name="Source_20_Text">thickness = 1</text:span></text:p>
          <text:p text:style-name="P17"><text:span text:style-name="Source_20_Text">color = (0, 0, 0) <text:s/># Schwarz</text:span></text:p>
          <text:p text:style-name="P17"/>
          <text:p text:style-name="P18"><text:span text:style-name="Source_20_Text">cv2.putText(image, translated_text, (startX, startY + 20), font, font_scale, color, thickness)</text:span></text:p>
          <text:p text:style-name="P91">Dabei ist <text:span text:style-name="Source_20_Text">+20</text:span> ein einfacher Offset, damit der Text nicht genau auf dem Rand landet.</text:p>
        </text:list-item>
      </text:list>
      <text:h text:style-name="Heading_20_3" text:outline-level="3">6.2 Text hinzufügen mit Pillow (PIL)</text:h>
      <text:p text:style-name="Text_20_body">Wenn du mehr Kontrolle über Schriften (TrueType-Fonts) brauchst:</text:p>
      <text:list text:style-name="L39">
        <text:list-item>
          <text:p text:style-name="P92">Konvertiere dein OpenCV-Bild nach PIL: </text:p>
          <text:p text:style-name="P19"><text:soft-page-break/><text:span text:style-name="Source_20_Text">from PIL import Image, ImageDraw, ImageFont</text:span></text:p>
          <text:p text:style-name="P19"><text:span text:style-name="Source_20_Text">import numpy as np</text:span></text:p>
          <text:p text:style-name="P19"/>
          <text:p text:style-name="P19"><text:span text:style-name="Source_20_Text">pil_image = Image.fromarray(cv2.cvtColor(image, cv2.COLOR_BGR2RGB))</text:span></text:p>
          <text:p text:style-name="P19"><text:span text:style-name="Source_20_Text">draw = ImageDraw.Draw(pil_image)</text:span></text:p>
          <text:p text:style-name="P20"><text:span text:style-name="Source_20_Text">font = ImageFont.truetype("Arial.ttf", 16)</text:span></text:p>
        </text:list-item>
        <text:list-item>
          <text:p text:style-name="P92">Male den Bereich über und setze Text: </text:p>
          <text:p text:style-name="P19"><text:span text:style-name="Source_20_Text">draw.rectangle([startX, startY, endX, endY], fill=(255, 255, 255))</text:span></text:p>
          <text:p text:style-name="P20"><text:span text:style-name="Source_20_Text">draw.text((startX, startY), translated_text, font=font, fill=(0, 0, 0))</text:span></text:p>
        </text:list-item>
        <text:list-item>
          <text:p text:style-name="P92">Konvertiere zurück zu OpenCV (falls nötig): </text:p>
          <text:p text:style-name="P20"><text:span text:style-name="Source_20_Text">image_output = cv2.cvtColor(np.array(pil_image), cv2.COLOR_RGB2BGR)</text:span></text:p>
        </text:list-item>
      </text:list>
      <text:p text:style-name="Text_20_body"><text:span text:style-name="Strong_20_Emphasis">Dynamischer Zeilenumbruch / Schriftgröße</text:span></text:p>
      <text:list text:style-name="L40">
        <text:list-item>
          <text:p text:style-name="P94">Wenn die Übersetzung länger ist als der Originaltext, braucht man oft automatischen Zeilenumbruch. Das kann man programmatisch lösen, indem man die Textbreite misst und ggf. umbricht. </text:p>
        </text:list-item>
        <text:list-item>
          <text:p text:style-name="P93">Oder du passt die Box automatisch an den Text an. </text:p>
        </text:list-item>
      </text:list>
      <text:p text:style-name="Text_20_body"><text:span text:style-name="Strong_20_Emphasis">Weiterführende Infos</text:span>:</text:p>
      <text:list text:style-name="L41">
        <text:list-item>
          <text:p text:style-name="P95"><text:a xlink:type="simple" xlink:href="https://pillow.readthedocs.io/en/stable/reference/" text:style-name="Internet_20_link" text:visited-style-name="Visited_20_Internet_20_Link">Pillow Dokumentation</text:a> </text:p>
        </text:list-item>
      </text:list>
      <text:p text:style-name="Horizontal_20_Line"/>
      <text:h text:style-name="Heading_20_2" text:outline-level="2">7. Testing &amp; Optimierung</text:h>
      <text:list text:style-name="L42">
        <text:list-item>
          <text:p text:style-name="P97"><text:span text:style-name="Strong_20_Emphasis">Testbilder</text:span> mit unterschiedlicher Schriftgröße, Qualität, Hintergrund. </text:p>
        </text:list-item>
        <text:list-item>
          <text:p text:style-name="P97"><text:span text:style-name="Strong_20_Emphasis">OCR-Genauigkeit</text:span> prüfen: </text:p>
          <text:list>
            <text:list-item>
              <text:p text:style-name="P97">Versuche ggf. verschiedene Tesseract-Parameter (z. B. <text:span text:style-name="Source_20_Text">--psm</text:span> etc.). </text:p>
            </text:list-item>
          </text:list>
        </text:list-item>
        <text:list-item>
          <text:p text:style-name="P97"><text:span text:style-name="Strong_20_Emphasis">Übersetzungsqualität</text:span>: </text:p>
          <text:list>
            <text:list-item>
              <text:p text:style-name="P97">Bessere Offline-Modelle oder Feintuning für bestimmte Domänen. </text:p>
            </text:list-item>
          </text:list>
        </text:list-item>
        <text:list-item>
          <text:p text:style-name="P97"><text:span text:style-name="Strong_20_Emphasis">Performance</text:span>: </text:p>
          <text:list>
            <text:list-item>
              <text:p text:style-name="P96">Kleinere Eingangsbilder oder GPU-Beschleunigung für OCR/Translation. </text:p>
            </text:list-item>
          </text:list>
        </text:list-item>
      </text:list>
      <text:p text:style-name="Horizontal_20_Line"/>
      <text:h text:style-name="Heading_20_2" text:outline-level="2">8. Weitere hilfreiche Ressourcen</text:h>
      <text:list text:style-name="L43">
        <text:list-item>
          <text:p text:style-name="P98"><text:span text:style-name="Strong_20_Emphasis">OpenCV Dokumentation</text:span>:</text:p>
          <text:list>
            <text:list-item>
              <text:p text:style-name="P99"><text:a xlink:type="simple" xlink:href="https://docs.opencv.org/master/" text:style-name="Internet_20_link" text:visited-style-name="Visited_20_Internet_20_Link">https://docs.opencv.org/master/</text:a> </text:p>
            </text:list-item>
            <text:list-item>
              <text:p text:style-name="P99">Textdetektion: <text:a xlink:type="simple" xlink:href="https://github.com/opencv/opencv/blob/master/samples/dnn/text_detection.py" text:style-name="Internet_20_link" text:visited-style-name="Visited_20_Internet_20_Link">EAST-Textdetektion-Beispiel</text:a> </text:p>
            </text:list-item>
          </text:list>
        </text:list-item>
        <text:list-item>
          <text:p text:style-name="P98"><text:span text:style-name="Strong_20_Emphasis">Tesseract</text:span>:</text:p>
          <text:list>
            <text:list-item>
              <text:p text:style-name="P99"><text:a xlink:type="simple" xlink:href="https://tesseract-ocr.github.io/tessdoc/" text:style-name="Internet_20_link" text:visited-style-name="Visited_20_Internet_20_Link">Offizielle Tesseract-Dokumentation</text:a> </text:p>
            </text:list-item>
            <text:list-item>
              <text:p text:style-name="P99"><text:a xlink:type="simple" xlink:href="https://pypi.org/project/pytesseract/" text:style-name="Internet_20_link" text:visited-style-name="Visited_20_Internet_20_Link">pytesseract PyPI</text:a> </text:p>
            </text:list-item>
          </text:list>
        </text:list-item>
        <text:list-item>
          <text:p text:style-name="P98"><text:span text:style-name="Strong_20_Emphasis">Argos Translate</text:span>:</text:p>
          <text:list>
            <text:list-item>
              <text:p text:style-name="P99"><text:a xlink:type="simple" xlink:href="https://github.com/argosopentech/argos-translate" text:style-name="Internet_20_link" text:visited-style-name="Visited_20_Internet_20_Link">GitHub-Repo</text:a> </text:p>
            </text:list-item>
            <text:list-item>
              <text:p text:style-name="P99"><text:a xlink:type="simple" xlink:href="https://github.com/argosopentech/argos-translate#installing-languages" text:style-name="Internet_20_link" text:visited-style-name="Visited_20_Internet_20_Link">Anleitung zur Installation von Sprachpaketen</text:a> </text:p>
            </text:list-item>
          </text:list>
        </text:list-item>
        <text:list-item>
          <text:p text:style-name="P98"><text:soft-page-break/><text:span text:style-name="Strong_20_Emphasis">Community &amp; Tutorials</text:span>:</text:p>
          <text:list>
            <text:list-item>
              <text:p text:style-name="P99"><text:a xlink:type="simple" xlink:href="https://pyimagesearch.com/" text:style-name="Internet_20_link" text:visited-style-name="Visited_20_Internet_20_Link">PyImageSearch Blog</text:a> (viele Anleitungen zu Computer-Vision-Themen) </text:p>
            </text:list-item>
            <text:list-item>
              <text:p text:style-name="P98"><text:a xlink:type="simple" xlink:href="https://stackoverflow.com/" text:style-name="Internet_20_link" text:visited-style-name="Visited_20_Internet_20_Link">StackOverflow</text:a> (falls du Fehlermeldungen bekommst) </text:p>
            </text:list-item>
          </text:list>
        </text:list-item>
      </text:list>
      <text:p text:style-name="Horizontal_20_Line"/>
      <text:h text:style-name="Heading_20_2" text:outline-level="2">Beispielhafter Code-Ablauf (Komplett)</text:h>
      <text:p text:style-name="Text_20_body">Im Folgenden ein grobes <text:span text:style-name="Strong_20_Emphasis">Skript</text:span>, das alle wesentlichen Schritte in vereinfachter Form kombiniert. Beachte, dass du Pfade (z. B. zum EAST-Modell, zum TrueType-Font) anpassen musst. Dies soll als Orientierung dienen, nicht als Copy-&amp;-Paste-Lösung.</text:p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><text:span text:style-name="Source_20_Text">import pytesseract</text:span></text:p>
      <text:p text:style-name="Preformatted_20_Text"><text:span text:style-name="Source_20_Text">from PIL import Image, ImageDraw, ImageFont</text:span></text:p>
      <text:p text:style-name="Preformatted_20_Text"><text:span text:style-name="Source_20_Text">import argostranslate.package</text:span></text:p>
      <text:p text:style-name="Preformatted_20_Text"><text:span text:style-name="Source_20_Text">import argostranslate.translate</text:span></text:p>
      <text:p text:style-name="Preformatted_20_Text"/>
      <text:p text:style-name="Preformatted_20_Text"><text:span text:style-name="Source_20_Text"># =========== Einstellungen &amp; Pfade ===========</text:span></text:p>
      <text:p text:style-name="Preformatted_20_Text"><text:span text:style-name="Source_20_Text">image_path = "input.jpg"</text:span></text:p>
      <text:p text:style-name="Preformatted_20_Text"><text:span text:style-name="Source_20_Text">east_model_path = "frozen_east_text_detection.pb"</text:span></text:p>
      <text:p text:style-name="Preformatted_20_Text"><text:span text:style-name="Source_20_Text">from_lang_code = "de"</text:span></text:p>
      <text:p text:style-name="Preformatted_20_Text"><text:span text:style-name="Source_20_Text">to_lang_code = "en"</text:span></text:p>
      <text:p text:style-name="Preformatted_20_Text"><text:span text:style-name="Source_20_Text">font_path = "Arial.ttf" <text:s/># Passe den Pfad entsprechend an</text:span></text:p>
      <text:p text:style-name="Preformatted_20_Text"><text:span text:style-name="Source_20_Text">font_size = 16</text:span></text:p>
      <text:p text:style-name="Preformatted_20_Text"/>
      <text:p text:style-name="Preformatted_20_Text"><text:span text:style-name="Source_20_Text"># =========== Schritt 1: Bild laden ===========</text:span></text:p>
      <text:p text:style-name="Preformatted_20_Text"><text:span text:style-name="Source_20_Text">image = cv2.imread(image_path)</text:span></text:p>
      <text:p text:style-name="Preformatted_20_Text"><text:span text:style-name="Source_20_Text">orig = image.copy()</text:span></text:p>
      <text:p text:style-name="Preformatted_20_Text"><text:span text:style-name="Source_20_Text">(H, W) = image.shape[:2]</text:span></text:p>
      <text:p text:style-name="Preformatted_20_Text"/>
      <text:p text:style-name="Preformatted_20_Text"><text:span text:style-name="Source_20_Text"># =========== Schritt 2: EAST-Detektor laden ===========</text:span></text:p>
      <text:p text:style-name="Preformatted_20_Text"><text:span text:style-name="Source_20_Text">net = cv2.dnn.readNet(east_model_path)</text:span></text:p>
      <text:p text:style-name="Preformatted_20_Text"/>
      <text:p text:style-name="Preformatted_20_Text"><text:span text:style-name="Source_20_Text"># =========== Schritt 3: Textdetektion ===========</text:span></text:p>
      <text:p text:style-name="Preformatted_20_Text"><text:span text:style-name="Source_20_Text">newW, newH = (320, 320)</text:span></text:p>
      <text:p text:style-name="Preformatted_20_Text"><text:span text:style-name="Source_20_Text">rW = W / float(newW)</text:span></text:p>
      <text:p text:style-name="Preformatted_20_Text"><text:span text:style-name="Source_20_Text">rH = H / float(newH)</text:span></text:p>
      <text:p text:style-name="Preformatted_20_Text"/>
      <text:p text:style-name="Preformatted_20_Text"><text:span text:style-name="Source_20_Text">blob = cv2.dnn.blobFromImage(image, 1.0, (newW, newH),</text:span></text:p>
      <text:p text:style-name="Preformatted_20_Text"><text:span text:style-name="Source_20_Text"><text:s text:c="29"/>(123.68, 116.78, 103.94), swapRB=True, crop=False)</text:span></text:p>
      <text:p text:style-name="Preformatted_20_Text"><text:span text:style-name="Source_20_Text">net.setInput(blob)</text:span></text:p>
      <text:p text:style-name="Preformatted_20_Text"><text:span text:style-name="Source_20_Text">(scores, geometry) = net.forward(["feature_fusion/concat_3", "feature_fusion/concat_2"])</text:span></text:p>
      <text:p text:style-name="Preformatted_20_Text"/>
      <text:p text:style-name="Preformatted_20_Text"><text:span text:style-name="Source_20_Text">def decode_predictions(scores, geometry, confThreshold=0.5):</text:span></text:p>
      <text:p text:style-name="Preformatted_20_Text"><text:span text:style-name="Source_20_Text"><text:s text:c="4"/>(numRows, numCols) = scores.shape[2:4]</text:span></text:p>
      <text:p text:style-name="Preformatted_20_Text"><text:span text:style-name="Source_20_Text"><text:s text:c="4"/>rects = []</text:span></text:p>
      <text:p text:style-name="Preformatted_20_Text"><text:span text:style-name="Source_20_Text"><text:s text:c="4"/>confidences = []</text:span></text:p>
      <text:p text:style-name="Preformatted_20_Text"/>
      <text:p text:style-name="Preformatted_20_Text"><text:span text:style-name="Source_20_Text"><text:s text:c="4"/>for y in range(numRows):</text:span></text:p>
      <text:p text:style-name="Preformatted_20_Text"><text:span text:style-name="Source_20_Text"><text:s text:c="8"/>scoresData = scores[0,0,y]</text:span></text:p>
      <text:p text:style-name="Preformatted_20_Text"><text:span text:style-name="Source_20_Text"><text:s text:c="8"/>x0_data = geometry[0,0,y]</text:span></text:p>
      <text:p text:style-name="Preformatted_20_Text"><text:span text:style-name="Source_20_Text"><text:s text:c="8"/>x1_data = geometry[0,1,y]</text:span></text:p>
      <text:p text:style-name="Preformatted_20_Text"><text:span text:style-name="Source_20_Text"><text:s text:c="8"/>x2_data = geometry[0,2,y]</text:span></text:p>
      <text:p text:style-name="Preformatted_20_Text"><text:span text:style-name="Source_20_Text"><text:s text:c="8"/>x3_data = geometry[0,3,y]</text:span></text:p>
      <text:p text:style-name="Preformatted_20_Text"><text:span text:style-name="Source_20_Text"><text:s text:c="8"/>anglesData = geometry[0,4,y]</text:span></text:p>
      <text:p text:style-name="Preformatted_20_Text"/>
      <text:p text:style-name="Preformatted_20_Text"><text:span text:style-name="Source_20_Text"><text:s text:c="8"/>for x in range(numCols):</text:span></text:p>
      <text:p text:style-name="Preformatted_20_Text"><text:soft-page-break/><text:span text:style-name="Source_20_Text"><text:s text:c="12"/>score = scoresData[x]</text:span></text:p>
      <text:p text:style-name="Preformatted_20_Text"><text:span text:style-name="Source_20_Text"><text:s text:c="12"/>if score &lt; confThreshold:</text:span></text:p>
      <text:p text:style-name="Preformatted_20_Text"><text:span text:style-name="Source_20_Text"><text:s text:c="16"/>continue</text:span></text:p>
      <text:p text:style-name="Preformatted_20_Text"/>
      <text:p text:style-name="Preformatted_20_Text"><text:span text:style-name="Source_20_Text"><text:s text:c="12"/>offsetX = x * 4.0</text:span></text:p>
      <text:p text:style-name="Preformatted_20_Text"><text:span text:style-name="Source_20_Text"><text:s text:c="12"/>offsetY = y * 4.0</text:span></text:p>
      <text:p text:style-name="Preformatted_20_Text"/>
      <text:p text:style-name="Preformatted_20_Text"><text:span text:style-name="Source_20_Text"><text:s text:c="12"/>angle = anglesData[x]</text:span></text:p>
      <text:p text:style-name="Preformatted_20_Text"><text:span text:style-name="Source_20_Text"><text:s text:c="12"/>cos = np.cos(angle)</text:span></text:p>
      <text:p text:style-name="Preformatted_20_Text"><text:span text:style-name="Source_20_Text"><text:s text:c="12"/>sin = np.sin(angle)</text:span></text:p>
      <text:p text:style-name="Preformatted_20_Text"/>
      <text:p text:style-name="Preformatted_20_Text"><text:span text:style-name="Source_20_Text"><text:s text:c="12"/>h = x0_data[x] + x2_data[x]</text:span></text:p>
      <text:p text:style-name="Preformatted_20_Text"><text:span text:style-name="Source_20_Text"><text:s text:c="12"/>w = x1_data[x] + x3_data[x]</text:span></text:p>
      <text:p text:style-name="Preformatted_20_Text"/>
      <text:p text:style-name="Preformatted_20_Text"><text:span text:style-name="Source_20_Text"><text:s text:c="12"/>endX = int(offsetX + (cos * x1_data[x]) + (sin * x2_data[x]))</text:span></text:p>
      <text:p text:style-name="Preformatted_20_Text"><text:span text:style-name="Source_20_Text"><text:s text:c="12"/>endY = int(offsetY - (sin * x1_data[x]) + (cos * x2_data[x]))</text:span></text:p>
      <text:p text:style-name="Preformatted_20_Text"><text:span text:style-name="Source_20_Text"><text:s text:c="12"/>startX = int(endX - w)</text:span></text:p>
      <text:p text:style-name="Preformatted_20_Text"><text:span text:style-name="Source_20_Text"><text:s text:c="12"/>startY = int(endY - h)</text:span></text:p>
      <text:p text:style-name="Preformatted_20_Text"/>
      <text:p text:style-name="Preformatted_20_Text"><text:span text:style-name="Source_20_Text"><text:s text:c="12"/>rects.append((startX, startY, endX, endY))</text:span></text:p>
      <text:p text:style-name="Preformatted_20_Text"><text:span text:style-name="Source_20_Text"><text:s text:c="12"/>confidences.append(float(score))</text:span></text:p>
      <text:p text:style-name="Preformatted_20_Text"/>
      <text:p text:style-name="Preformatted_20_Text"><text:span text:style-name="Source_20_Text"><text:s text:c="4"/>return (rects, confidences)</text:span></text:p>
      <text:p text:style-name="Preformatted_20_Text"/>
      <text:p text:style-name="Preformatted_20_Text"><text:span text:style-name="Source_20_Text">(rects, confidences) = decode_predictions(scores, geometry)</text:span></text:p>
      <text:p text:style-name="Preformatted_20_Text"><text:span text:style-name="Source_20_Text">boxes = cv2.dnn.NMSBoxes(rects, confidences, 0.5, 0.4)</text:span></text:p>
      <text:p text:style-name="Preformatted_20_Text"/>
      <text:p text:style-name="Preformatted_20_Text"><text:span text:style-name="Source_20_Text">results = []</text:span></text:p>
      <text:p text:style-name="Preformatted_20_Text"><text:span text:style-name="Source_20_Text">if len(boxes) &gt; 0:</text:span></text:p>
      <text:p text:style-name="Preformatted_20_Text"><text:span text:style-name="Source_20_Text"><text:s text:c="4"/>for i in boxes.flatten():</text:span></text:p>
      <text:p text:style-name="Preformatted_20_Text"><text:span text:style-name="Source_20_Text"><text:s text:c="8"/>(startX, startY, endX, endY) = rects[i]</text:span></text:p>
      <text:p text:style-name="Preformatted_20_Text"/>
      <text:p text:style-name="Preformatted_20_Text"><text:span text:style-name="Source_20_Text"><text:s text:c="8"/># Zur ursprünglichen Skalierung zurück</text:span></text:p>
      <text:p text:style-name="Preformatted_20_Text"><text:span text:style-name="Source_20_Text"><text:s text:c="8"/>startX = int(startX * rW)</text:span></text:p>
      <text:p text:style-name="Preformatted_20_Text"><text:span text:style-name="Source_20_Text"><text:s text:c="8"/>startY = int(startY * rH)</text:span></text:p>
      <text:p text:style-name="Preformatted_20_Text"><text:span text:style-name="Source_20_Text"><text:s text:c="8"/>endX = int(endX * rW)</text:span></text:p>
      <text:p text:style-name="Preformatted_20_Text"><text:span text:style-name="Source_20_Text"><text:s text:c="8"/>endY = int(endY * rH)</text:span></text:p>
      <text:p text:style-name="Preformatted_20_Text"/>
      <text:p text:style-name="Preformatted_20_Text"><text:span text:style-name="Source_20_Text"><text:s text:c="8"/># =========== Schritt 4: OCR ===========</text:span></text:p>
      <text:p text:style-name="Preformatted_20_Text"><text:span text:style-name="Source_20_Text"><text:s text:c="8"/>roi = orig[startY:endY, startX:endX]</text:span></text:p>
      <text:p text:style-name="Preformatted_20_Text"><text:span text:style-name="Source_20_Text"><text:s text:c="8"/>roi_pil = Image.fromarray(cv2.cvtColor(roi, cv2.COLOR_BGR2RGB))</text:span></text:p>
      <text:p text:style-name="Preformatted_20_Text"><text:span text:style-name="Source_20_Text"><text:s text:c="8"/>ocr_text = pytesseract.image_to_string(roi_pil, lang='deu')</text:span></text:p>
      <text:p text:style-name="Preformatted_20_Text"/>
      <text:p text:style-name="Preformatted_20_Text"><text:span text:style-name="Source_20_Text"><text:s text:c="8"/>results.append(((startX, startY, endX, endY), ocr_text))</text:span></text:p>
      <text:p text:style-name="Preformatted_20_Text"/>
      <text:p text:style-name="Preformatted_20_Text"><text:span text:style-name="Source_20_Text"># =========== Schritt 5: Übersetzung vorbereiten ===========</text:span></text:p>
      <text:p text:style-name="Preformatted_20_Text"><text:span text:style-name="Source_20_Text">installed_languages = argostranslate.translate.get_installed_languages()</text:span></text:p>
      <text:p text:style-name="Preformatted_20_Text"><text:span text:style-name="Source_20_Text">from_lang = None</text:span></text:p>
      <text:p text:style-name="Preformatted_20_Text"><text:span text:style-name="Source_20_Text">to_lang = None</text:span></text:p>
      <text:p text:style-name="Preformatted_20_Text"/>
      <text:p text:style-name="Preformatted_20_Text"><text:span text:style-name="Source_20_Text">for lang in installed_languages:</text:span></text:p>
      <text:p text:style-name="Preformatted_20_Text"><text:span text:style-name="Source_20_Text"><text:s text:c="4"/>if lang.code == from_lang_code:</text:span></text:p>
      <text:p text:style-name="Preformatted_20_Text"><text:span text:style-name="Source_20_Text"><text:s text:c="8"/>from_lang = lang</text:span></text:p>
      <text:p text:style-name="Preformatted_20_Text"><text:span text:style-name="Source_20_Text"><text:s text:c="4"/>if lang.code == to_lang_code:</text:span></text:p>
      <text:p text:style-name="Preformatted_20_Text"><text:span text:style-name="Source_20_Text"><text:s text:c="8"/>to_lang = lang</text:span></text:p>
      <text:p text:style-name="Preformatted_20_Text"/>
      <text:p text:style-name="Preformatted_20_Text"><text:span text:style-name="Source_20_Text">if not (from_lang and to_lang):</text:span></text:p>
      <text:p text:style-name="Preformatted_20_Text"><text:span text:style-name="Source_20_Text"><text:s text:c="4"/>print("Sprachpakete nicht installiert oder nicht gefunden!")</text:span></text:p>
      <text:p text:style-name="Preformatted_20_Text"><text:span text:style-name="Source_20_Text"><text:s text:c="4"/>exit(1)</text:span></text:p>
      <text:p text:style-name="Preformatted_20_Text"/>
      <text:p text:style-name="Preformatted_20_Text"><text:span text:style-name="Source_20_Text">translation = from_lang.get_translation(to_lang)</text:span></text:p>
      <text:p text:style-name="Preformatted_20_Text"/>
      <text:p text:style-name="Preformatted_20_Text"><text:span text:style-name="Source_20_Text"># =========== PIL: Um das Endergebnis zu manipulieren ===========</text:span></text:p>
      <text:p text:style-name="Preformatted_20_Text"><text:span text:style-name="Source_20_Text">pil_image = Image.fromarray(cv2.cvtColor(orig, cv2.COLOR_BGR2RGB))</text:span></text:p>
      <text:p text:style-name="Preformatted_20_Text"><text:soft-page-break/><text:span text:style-name="Source_20_Text">draw = ImageDraw.Draw(pil_image)</text:span></text:p>
      <text:p text:style-name="Preformatted_20_Text"><text:span text:style-name="Source_20_Text">font = ImageFont.truetype(font_path, font_size)</text:span></text:p>
      <text:p text:style-name="Preformatted_20_Text"/>
      <text:p text:style-name="Preformatted_20_Text"><text:span text:style-name="Source_20_Text"># =========== Schritt 6: Übersetzen und ins Bild einfügen ===========</text:span></text:p>
      <text:p text:style-name="Preformatted_20_Text"><text:span text:style-name="Source_20_Text">for (box, text) in results:</text:span></text:p>
      <text:p text:style-name="Preformatted_20_Text"><text:span text:style-name="Source_20_Text"><text:s text:c="4"/>(startX, startY, endX, endY) = box</text:span></text:p>
      <text:p text:style-name="Preformatted_20_Text"><text:span text:style-name="Source_20_Text"><text:s text:c="4"/>translated_text = translation.translate(text).strip()</text:span></text:p>
      <text:p text:style-name="Preformatted_20_Text"/>
      <text:p text:style-name="Preformatted_20_Text"><text:span text:style-name="Source_20_Text"><text:s text:c="4"/># Box übermalen (z. B. weiß)</text:span></text:p>
      <text:p text:style-name="Preformatted_20_Text"><text:span text:style-name="Source_20_Text"><text:s text:c="4"/>draw.rectangle([startX, startY, endX, endY], fill=(255, 255, 255))</text:span></text:p>
      <text:p text:style-name="Preformatted_20_Text"/>
      <text:p text:style-name="Preformatted_20_Text"><text:span text:style-name="Source_20_Text"><text:s text:c="4"/># Text reinschreiben</text:span></text:p>
      <text:p text:style-name="Preformatted_20_Text"><text:span text:style-name="Source_20_Text"><text:s text:c="4"/>draw.text((startX, startY), translated_text, font=font, fill=(0, 0, 0))</text:span></text:p>
      <text:p text:style-name="Preformatted_20_Text"/>
      <text:p text:style-name="Preformatted_20_Text"><text:span text:style-name="Source_20_Text"># Zurück in OpenCV</text:span></text:p>
      <text:p text:style-name="Preformatted_20_Text"><text:span text:style-name="Source_20_Text">image_output = cv2.cvtColor(np.array(pil_image), cv2.COLOR_RGB2BGR)</text:span></text:p>
      <text:p text:style-name="Preformatted_20_Text"/>
      <text:p text:style-name="Preformatted_20_Text"><text:span text:style-name="Source_20_Text"># =========== Schritt 7: Speichern ===========</text:span></text:p>
      <text:p text:style-name="Preformatted_20_Text"><text:span text:style-name="Source_20_Text">cv2.imwrite("output_translated.jpg", image_output)</text:span></text:p>
      <text:p text:style-name="P1"><text:span text:style-name="Source_20_Text">print("Fertig! Ausgabedatei: output_translated.jpg")</text:span></text:p>
      <text:p text:style-name="Horizontal_20_Line"/>
      <text:h text:style-name="Heading_20_2" text:outline-level="2">Fazit</text:h>
      <text:p text:style-name="Text_20_body">Mit dieser Schritt-für-Schritt-Anleitung solltest du ein funktionierendes Grundgerüst für dein Projekt erstellen können. Natürlich musst du das Skript an deine Bedürfnisse anpassen (z. B. mehr oder weniger Vorverarbeitung, andere Schriftarten, Zeilenumbrüche, usw.).</text:p>
      <text:p text:style-name="Text_20_body"><text:span text:style-name="Strong_20_Emphasis">Wichtige Punkte zum Abschluss</text:span>:</text:p>
      <text:list text:style-name="L44">
        <text:list-item>
          <text:p text:style-name="P101">Prüfe, ob Tesseract richtig installiert ist (Pfad, Sprachen). </text:p>
        </text:list-item>
        <text:list-item>
          <text:p text:style-name="P101">Achte beim Übersetzen auf die richtigen Sprachkürzel. </text:p>
        </text:list-item>
        <text:list-item>
          <text:p text:style-name="P101">Teste das Programm mit verschiedenen Bildern (Auflösungen, Schriften, Kontrasten). </text:p>
        </text:list-item>
        <text:list-item>
          <text:p text:style-name="P100">Nutze die oben verlinkten Dokumentationen und Tutorials, um spezifische Detailfragen zu klären (z. B. Tesseract-Parameter, Text-Layouting mit PIL, Optimierung des EAST-Detektors). </text:p>
        </text:list-item>
      </text:list>
      <text:p text:style-name="Text_20_body">Viel Erfolg bei der Umsetzung!</text:p>
      <text:p text:style-name="P2"/>
      <text:p text:style-name="P3">Im Folgenden findest du eine ausführliche Anleitung, die dich Schritt für Schritt durch die Entwicklung eines Python-Programms führt, das Folgendes kann:</text:p>
      <text:list text:style-name="L1">
        <text:list-item>
          <text:p text:style-name="P22">Ein Bild als Eingabe erhalten, </text:p>
        </text:list-item>
        <text:list-item>
          <text:p text:style-name="P22">Den darin enthaltenen Text erkennen (Textdetektion + OCR), </text:p>
        </text:list-item>
        <text:list-item>
          <text:p text:style-name="P22">Diesen Text lokal übersetzen, </text:p>
        </text:list-item>
        <text:list-item>
          <text:p text:style-name="P21">Und die Übersetzung wieder ins Bild integrieren (als Overlay an der passenden Stelle). </text:p>
        </text:list-item>
      </text:list>
      <text:p text:style-name="Text_20_body">Diese Anleitung soll dir sowohl das grundsätzliche Vorgehen erklären als auch Anlaufstellen nennen, wo du weiterführende Informationen zu den einzelnen Tools und Technologien findest.</text:p>
      <text:p text:style-name="Horizontal_20_Line"/>
      <text:h text:style-name="Heading_20_2" text:outline-level="2">Überblick</text:h>
      <text:p text:style-name="Text_20_body">Das gesamte Vorhaben lässt sich in folgende Hauptschritte unterteilen:</text:p>
      <text:list text:style-name="L2">
        <text:list-item>
          <text:p text:style-name="P24"><text:span text:style-name="Strong_20_Emphasis">Planung &amp; Vorbereitung</text:span> </text:p>
          <text:list>
            <text:list-item>
              <text:p text:style-name="P24">Wahl der Bibliotheken </text:p>
            </text:list-item>
            <text:list-item>
              <text:p text:style-name="P24">Einrichtung der Entwicklungsumgebung </text:p>
            </text:list-item>
          </text:list>
        </text:list-item>
        <text:list-item>
          <text:p text:style-name="P24"><text:span text:style-name="Strong_20_Emphasis">Einlesen &amp; Vorverarbeitung des Bildes</text:span> </text:p>
          <text:list>
            <text:list-item>
              <text:p text:style-name="P24">Laden mit OpenCV/PIL </text:p>
            </text:list-item>
            <text:list-item>
              <text:p text:style-name="P24">(Optional) Vorverarbeitungen für bessere OCR-Ergebnisse </text:p>
            </text:list-item>
          </text:list>
        </text:list-item>
        <text:list-item>
          <text:p text:style-name="P24"><text:span text:style-name="Strong_20_Emphasis">Textdetektion</text:span> </text:p>
          <text:list>
            <text:list-item>
              <text:p text:style-name="P24">Mit dem EAST-Detektor (OpenCV) oder einer OCR-Bibliothek mit integrierter Textdetektion (z. B. easyocr, PaddleOCR) </text:p>
            </text:list-item>
          </text:list>
        </text:list-item>
        <text:list-item>
          <text:p text:style-name="P24"><text:span text:style-name="Strong_20_Emphasis">Texterkennung (OCR)</text:span> </text:p>
          <text:list>
            <text:list-item>
              <text:p text:style-name="P24">Mit Tesseract (pytesseract) oder anderen OCR-Lösungen </text:p>
            </text:list-item>
          </text:list>
        </text:list-item>
        <text:list-item>
          <text:p text:style-name="P24"><text:span text:style-name="Strong_20_Emphasis">Übersetzung (lokal/offline)</text:span> </text:p>
          <text:list>
            <text:list-item>
              <text:p text:style-name="P24">z. B. mit Argos Translate oder MarianMT </text:p>
            </text:list-item>
          </text:list>
        </text:list-item>
        <text:list-item>
          <text:p text:style-name="P24"><text:span text:style-name="Strong_20_Emphasis">Ergebnis ins Bild einfügen</text:span> </text:p>
          <text:list>
            <text:list-item>
              <text:p text:style-name="P24">Übermalen des Originaltextes oder Overlay hinzufügen </text:p>
            </text:list-item>
            <text:list-item>
              <text:p text:style-name="P24">Zeichnen/Rendern des übersetzten Textes an der entsprechenden Stelle </text:p>
            </text:list-item>
          </text:list>
        </text:list-item>
        <text:list-item>
          <text:p text:style-name="P24"><text:span text:style-name="Strong_20_Emphasis">Testing &amp; Optimierung</text:span> </text:p>
          <text:list>
            <text:list-item>
              <text:p text:style-name="P24">Skript-Fehler beheben </text:p>
            </text:list-item>
            <text:list-item>
              <text:p text:style-name="P24">OCR/Übersetzungsqualität verbessern </text:p>
            </text:list-item>
            <text:list-item>
              <text:p text:style-name="P23">Performance steigern </text:p>
            </text:list-item>
          </text:list>
        </text:list-item>
      </text:list>
      <text:p text:style-name="Horizontal_20_Line"/>
      <text:h text:style-name="Heading_20_2" text:outline-level="2">1. Planung &amp; Vorbereitung</text:h>
      <text:h text:style-name="Heading_20_3" text:outline-level="3">1.1 Wahl der Bibliotheken</text:h>
      <text:list text:style-name="L3">
        <text:list-item>
          <text:p text:style-name="P26"><text:span text:style-name="Strong_20_Emphasis">OpenCV</text:span>: Zum Laden, Anzeigen und Bearbeiten von Bildern, sowie zur Textdetektion mithilfe des EAST-Textdetektors. </text:p>
        </text:list-item>
        <text:list-item>
          <text:p text:style-name="P26"><text:span text:style-name="Strong_20_Emphasis">pytesseract</text:span> (Anbindung an Tesseract): Um den extrahierten Text in Python verarbeiten zu können. </text:p>
        </text:list-item>
        <text:list-item>
          <text:p text:style-name="P26"><text:span text:style-name="Strong_20_Emphasis">Argos Translate</text:span>: Für eine lokale/offline Übersetzung. </text:p>
        </text:list-item>
        <text:list-item>
          <text:p text:style-name="P25"><text:soft-page-break/><text:span text:style-name="Strong_20_Emphasis">Pillow</text:span> (PIL): Falls du beim Einfügen des Textes mehr Kontrolle über Schriften brauchst (TrueType-Fonts etc.). </text:p>
        </text:list-item>
      </text:list>
      <text:p text:style-name="Text_20_body">Weitere Alternativen/Ergänzungen:</text:p>
      <text:list text:style-name="L4">
        <text:list-item>
          <text:p text:style-name="P28"><text:span text:style-name="Strong_20_Emphasis">easyocr</text:span> oder <text:span text:style-name="Strong_20_Emphasis">PaddleOCR</text:span>: OCR-Lösungen, die Textdetektion und -erkennung in einer Bibliothek bündeln. </text:p>
        </text:list-item>
        <text:list-item>
          <text:p text:style-name="P27"><text:span text:style-name="Strong_20_Emphasis">Hugging Face Transformers</text:span> (MarianMT-Modelle): Für fortgeschrittene, offline-fähige Neural Machine Translation. </text:p>
        </text:list-item>
      </text:list>
      <text:h text:style-name="Heading_20_3" text:outline-level="3">1.2 Einrichtung der Entwicklungsumgebung</text:h>
      <text:list text:style-name="L5">
        <text:list-item>
          <text:p text:style-name="P30"><text:span text:style-name="Strong_20_Emphasis">Python installieren</text:span> (empfohlen: Version 3.8+). </text:p>
        </text:list-item>
        <text:list-item>
          <text:p text:style-name="P29">Ein virtuelles Environment aufsetzen: </text:p>
          <text:p text:style-name="P4"><text:span text:style-name="Source_20_Text">python -m venv venv</text:span></text:p>
          <text:p text:style-name="P4"><text:span text:style-name="Source_20_Text">source venv/bin/activate <text:s/># auf Linux/Mac</text:span></text:p>
          <text:p text:style-name="P4"><text:span text:style-name="Source_20_Text"># oder</text:span></text:p>
          <text:p text:style-name="P5"><text:span text:style-name="Source_20_Text">venv\Scripts\activate <text:s text:c="4"/># auf Windows</text:span></text:p>
        </text:list-item>
        <text:list-item>
          <text:p text:style-name="P29"><text:span text:style-name="Strong_20_Emphasis">Benötigte Pakete installieren</text:span>: </text:p>
          <text:p text:style-name="P5"><text:span text:style-name="Source_20_Text">pip install opencv-python pytesseract argostranslate Pillow numpy</text:span></text:p>
          <text:list>
            <text:list-item>
              <text:p text:style-name="P30">Achtung: Für die OCR-Engine Tesseract musst du das <text:span text:style-name="Strong_20_Emphasis">Tesseract-Programm</text:span> selbst installieren. Je nach Betriebssystem: </text:p>
              <text:list>
                <text:list-item>
                  <text:p text:style-name="P30">Ubuntu/Debian: <text:span text:style-name="Source_20_Text">sudo apt-get install tesseract-ocr</text:span> </text:p>
                </text:list-item>
                <text:list-item>
                  <text:p text:style-name="P30">Windows: <text:a xlink:type="simple" xlink:href="https://github.com/UB-Mannheim/tesseract/wiki" text:style-name="Internet_20_link" text:visited-style-name="Visited_20_Internet_20_Link">Offizielle Tesseract Releases</text:a> </text:p>
                </text:list-item>
              </text:list>
            </text:list-item>
            <text:list-item>
              <text:p text:style-name="P30">Für Argos Translate: </text:p>
              <text:list>
                <text:list-item>
                  <text:p text:style-name="P30">Bibliothek installieren: <text:span text:style-name="Source_20_Text">pip install argostranslate</text:span> </text:p>
                </text:list-item>
                <text:list-item>
                  <text:p text:style-name="P29">Sprachpakete hinzufügen (siehe <text:a xlink:type="simple" xlink:href="https://github.com/argosopentech/argos-translate" text:style-name="Internet_20_link" text:visited-style-name="Visited_20_Internet_20_Link">Argos Translate Doku</text:a>). </text:p>
                </text:list-item>
              </text:list>
            </text:list-item>
          </text:list>
        </text:list-item>
      </text:list>
      <text:p text:style-name="Text_20_body"><text:span text:style-name="Strong_20_Emphasis">Weiterführende Infos &amp; Ressourcen</text:span>:</text:p>
      <text:list text:style-name="L6">
        <text:list-item>
          <text:p text:style-name="P32"><text:a xlink:type="simple" xlink:href="https://docs.opencv.org/master/d6/d00/tutorial_py_root.html" text:style-name="Internet_20_link" text:visited-style-name="Visited_20_Internet_20_Link">OpenCV Python Tutorials</text:a> </text:p>
        </text:list-item>
        <text:list-item>
          <text:p text:style-name="P32"><text:a xlink:type="simple" xlink:href="https://pypi.org/project/pytesseract/" text:style-name="Internet_20_link" text:visited-style-name="Visited_20_Internet_20_Link">pytesseract Doku auf PyPI</text:a> + <text:a xlink:type="simple" xlink:href="https://tesseract-ocr.github.io/tessdoc/" text:style-name="Internet_20_link" text:visited-style-name="Visited_20_Internet_20_Link">Tesseract-Handbuch</text:a> </text:p>
        </text:list-item>
        <text:list-item>
          <text:p text:style-name="P31"><text:a xlink:type="simple" xlink:href="https://github.com/argosopentech/argos-translate" text:style-name="Internet_20_link" text:visited-style-name="Visited_20_Internet_20_Link">Argos Translate auf GitHub</text:a> </text:p>
        </text:list-item>
      </text:list>
      <text:p text:style-name="Horizontal_20_Line"/>
      <text:h text:style-name="Heading_20_2" text:outline-level="2">2. Einlesen &amp; Vorverarbeitung des Bildes</text:h>
      <text:h text:style-name="Heading_20_3" text:outline-level="3">2.1 Bild laden</text:h>
      <text:p text:style-name="Text_20_body">Mit OpenCV (typischerweise):</text:p>
      <text:p text:style-name="Preformatted_20_Text"><text:span text:style-name="Source_20_Text">import cv2</text:span></text:p>
      <text:p text:style-name="Preformatted_20_Text"/>
      <text:p text:style-name="Preformatted_20_Text"><text:span text:style-name="Source_20_Text">image_path = "input.jpg"</text:span></text:p>
      <text:p text:style-name="P1"><text:span text:style-name="Source_20_Text">image = cv2.imread(image_path) <text:s/># BGR-Format</text:span></text:p>
      <text:h text:style-name="Heading_20_3" text:outline-level="3">2.2 (Optional) Vorverarbeitungen</text:h>
      <text:list text:style-name="L7">
        <text:list-item>
          <text:p text:style-name="P34"><text:span text:style-name="Strong_20_Emphasis">Graustufen</text:span>: <text:span text:style-name="Source_20_Text">cv2.cvtColor(image, cv2.COLOR_BGR2GRAY)</text:span> </text:p>
        </text:list-item>
        <text:list-item>
          <text:p text:style-name="P34"><text:soft-page-break/><text:span text:style-name="Strong_20_Emphasis">Entrauschen</text:span>: <text:span text:style-name="Source_20_Text">cv2.medianBlur(gray, 3)</text:span> </text:p>
        </text:list-item>
        <text:list-item>
          <text:p text:style-name="P33"><text:span text:style-name="Strong_20_Emphasis">Kontrastanpassung</text:span>: <text:span text:style-name="Source_20_Text">cv2.equalizeHist(gray)</text:span> </text:p>
        </text:list-item>
      </text:list>
      <text:p text:style-name="Text_20_body">Das kann die Ergebnisse der OCR verbessern. Ist aber optional – je nach Bildqualität.</text:p>
      <text:p text:style-name="Text_20_body"><text:span text:style-name="Strong_20_Emphasis">Weiterführende Infos</text:span>:</text:p>
      <text:list text:style-name="L8">
        <text:list-item>
          <text:p text:style-name="P35"><text:a xlink:type="simple" xlink:href="https://docs.opencv.org/master/d7/d4d/tutorial_py_thresholding.html" text:style-name="Internet_20_link" text:visited-style-name="Visited_20_Internet_20_Link">OpenCV Dokumentation zu Bildtransformationen</text:a> </text:p>
        </text:list-item>
      </text:list>
      <text:p text:style-name="Horizontal_20_Line"/>
      <text:h text:style-name="Heading_20_2" text:outline-level="2">3. Textdetektion</text:h>
      <text:p text:style-name="Text_20_body">Um die Textstellen samt Position (Bounding Boxes) zu ermitteln, kann man:</text:p>
      <text:list text:style-name="L9">
        <text:list-item>
          <text:p text:style-name="P37"><text:span text:style-name="Strong_20_Emphasis">OpenCV EAST-Textdetektor</text:span> verwenden, der in OpenCV integriert ist. </text:p>
        </text:list-item>
        <text:list-item>
          <text:p text:style-name="P36">Alternativ easyocr/PaddleOCR, die beides (Textdetektion &amp; OCR) in einem Schritt machen. </text:p>
        </text:list-item>
      </text:list>
      <text:h text:style-name="Heading_20_3" text:outline-level="3">3.1 EAST-Modell herunterladen</text:h>
      <text:list text:style-name="L10">
        <text:list-item>
          <text:p text:style-name="P39">Du findest ein vortrainiertes <text:span text:style-name="Strong_20_Emphasis">EAST-Modell</text:span> (z. B. <text:span text:style-name="Source_20_Text">frozen_east_text_detection.pb</text:span>) auf GitHub/Repos von OpenCV: </text:p>
          <text:list>
            <text:list-item>
              <text:p text:style-name="P38"><text:a xlink:type="simple" xlink:href="https://github.com/opencv/opencv/blob/master/samples/dnn/text_detection.py" text:style-name="Internet_20_link" text:visited-style-name="Visited_20_Internet_20_Link">Offizielle Anleitung bei OpenCV</text:a> </text:p>
            </text:list-item>
          </text:list>
        </text:list-item>
      </text:list>
      <text:h text:style-name="Heading_20_3" text:outline-level="3">3.2 Beispiel für EAST-Detektor (Kurzfassung)</text:h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1) Netzwerk laden</text:span></text:p>
      <text:p text:style-name="Preformatted_20_Text"><text:span text:style-name="Source_20_Text">net = cv2.dnn.readNet("frozen_east_text_detection.pb")</text:span></text:p>
      <text:p text:style-name="Preformatted_20_Text"/>
      <text:p text:style-name="Preformatted_20_Text"><text:span text:style-name="Source_20_Text"># 2) Bildvorbereitung (Blob)</text:span></text:p>
      <text:p text:style-name="Preformatted_20_Text"><text:span text:style-name="Source_20_Text">(H, W) = image.shape[:2]</text:span></text:p>
      <text:p text:style-name="Preformatted_20_Text"><text:span text:style-name="Source_20_Text">newW, newH = (320, 320) <text:s/># EAST bevorzugt 320x320 oder 704x704</text:span></text:p>
      <text:p text:style-name="Preformatted_20_Text"><text:span text:style-name="Source_20_Text">rW = W / float(newW)</text:span></text:p>
      <text:p text:style-name="Preformatted_20_Text"><text:span text:style-name="Source_20_Text">rH = H / float(newH)</text:span></text:p>
      <text:p text:style-name="Preformatted_20_Text"/>
      <text:p text:style-name="Preformatted_20_Text"><text:span text:style-name="Source_20_Text">blob = cv2.dnn.blobFromImage(image, 1.0, (newW, newH),</text:span></text:p>
      <text:p text:style-name="Preformatted_20_Text"><text:span text:style-name="Source_20_Text"><text:s text:c="29"/>(123.68, 116.78, 103.94), swapRB=True, crop=False)</text:span></text:p>
      <text:p text:style-name="Preformatted_20_Text"><text:span text:style-name="Source_20_Text">net.setInput(blob)</text:span></text:p>
      <text:p text:style-name="Preformatted_20_Text"/>
      <text:p text:style-name="Preformatted_20_Text"><text:span text:style-name="Source_20_Text">(scores, geometry) = net.forward(["feature_fusion/concat_3", "feature_fusion/concat_2"])</text:span></text:p>
      <text:p text:style-name="Preformatted_20_Text"/>
      <text:p text:style-name="Preformatted_20_Text"><text:span text:style-name="Source_20_Text"># 3) Bounding Boxes berechnen (NMS etc.)</text:span></text:p>
      <text:p text:style-name="P1"><text:span text:style-name="Source_20_Text"># ... Hier werden die Koordinaten (startX, startY, endX, endY) ermittelt. </text:span></text:p>
      <text:p text:style-name="Text_20_body">So erhältst du eine Liste von Boxen mit Konfidenzwerten.</text:p>
      <text:p text:style-name="Text_20_body"><text:span text:style-name="Strong_20_Emphasis">Tipp</text:span>: Der Code für die dekodierung der Predictions (aus <text:span text:style-name="Source_20_Text">scores</text:span>, <text:span text:style-name="Source_20_Text">geometry</text:span>) ist etwas umfangreicher – schau dir für Details gerne offizielle Beispiele oder Tutorials an, z. B.:</text:p>
      <text:list text:style-name="L11">
        <text:list-item>
          <text:p text:style-name="P41"><text:a xlink:type="simple" xlink:href="https://pyimagesearch.com/2018/08/20/opencv-text-detection-east-text-detector/" text:style-name="Internet_20_link" text:visited-style-name="Visited_20_Internet_20_Link">PyImageSearch: EAST-Text-Erkennung</text:a> </text:p>
        </text:list-item>
        <text:list-item>
          <text:p text:style-name="P40"><text:a xlink:type="simple" xlink:href="https://github.com/opencv/opencv/blob/master/samples/dnn/text_detection.py" text:style-name="Internet_20_link" text:visited-style-name="Visited_20_Internet_20_Link">OpenCV-Sample text_detection.py</text:a> </text:p>
        </text:list-item>
      </text:list>
      <text:p text:style-name="Text_20_body"><text:span text:style-name="Strong_20_Emphasis">Ergebnis</text:span>: Eine Liste von Bounding Boxes, die Textregionen repräsentieren.</text:p>
      <text:p text:style-name="Horizontal_20_Line"/>
      <text:h text:style-name="Heading_20_2" text:outline-level="2"><text:soft-page-break/>4. Texterkennung (OCR)</text:h>
      <text:h text:style-name="Heading_20_3" text:outline-level="3">4.1 Mit Tesseract via <text:span text:style-name="Source_20_Text">pytesseract</text:span></text:h>
      <text:p text:style-name="Text_20_body">Nach der Textdetektion kannst du jede Box einzeln ausschneiden und durch Tesseract jagen:</text:p>
      <text:p text:style-name="Preformatted_20_Text"><text:span text:style-name="Source_20_Text">import pytesseract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results = [] <text:s/># Hier sammeln wir Box + erkannten Text</text:span></text:p>
      <text:p text:style-name="Preformatted_20_Text"/>
      <text:p text:style-name="Preformatted_20_Text"><text:span text:style-name="Source_20_Text">for (startX, startY, endX, endY) in list_of_boxes:</text:span></text:p>
      <text:p text:style-name="Preformatted_20_Text"><text:span text:style-name="Source_20_Text"><text:s text:c="4"/>roi = image[startY:endY, startX:endX] <text:s/># Ausschnitt</text:span></text:p>
      <text:p text:style-name="Preformatted_20_Text"><text:span text:style-name="Source_20_Text"><text:s text:c="4"/># Konvertieren zu PIL, da pytesseract am besten damit funktioniert</text:span></text:p>
      <text:p text:style-name="Preformatted_20_Text"><text:span text:style-name="Source_20_Text"><text:s text:c="4"/>roi_pil = Image.fromarray(cv2.cvtColor(roi, cv2.COLOR_BGR2RGB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OCR</text:span></text:p>
      <text:p text:style-name="Preformatted_20_Text"><text:span text:style-name="Source_20_Text"><text:s text:c="4"/>ocr_text = pytesseract.image_to_string(roi_pil, lang='deu') <text:s/># oder 'eng', je nach Sprache</text:span></text:p>
      <text:p text:style-name="P1"><text:span text:style-name="Source_20_Text"><text:s text:c="4"/>results.append(((startX, startY, endX, endY), ocr_text))</text:span></text:p>
      <text:h text:style-name="Heading_20_3" text:outline-level="3">4.2 Sprachunterstützung in Tesseract</text:h>
      <text:list text:style-name="L12">
        <text:list-item>
          <text:p text:style-name="P43">Standardmäßig ist nur Englisch (<text:span text:style-name="Source_20_Text">eng</text:span>) installiert. </text:p>
        </text:list-item>
        <text:list-item>
          <text:p text:style-name="P42">Um andere Sprachen zu verwenden, müssen Sprachpakete nachinstalliert werden (z. B. <text:span text:style-name="Source_20_Text">sudo apt-get install tesseract-ocr-deu</text:span> für Deutsch). </text:p>
        </text:list-item>
      </text:list>
      <text:p text:style-name="Text_20_body"><text:span text:style-name="Strong_20_Emphasis">Weiterführende Infos</text:span>:</text:p>
      <text:list text:style-name="L13">
        <text:list-item>
          <text:p text:style-name="P45"><text:a xlink:type="simple" xlink:href="https://tesseract-ocr.github.io/tessdoc/" text:style-name="Internet_20_link" text:visited-style-name="Visited_20_Internet_20_Link">Tesseract Docs</text:a> </text:p>
        </text:list-item>
        <text:list-item>
          <text:p text:style-name="P44"><text:a xlink:type="simple" xlink:href="https://pypi.org/project/pytesseract/" text:style-name="Internet_20_link" text:visited-style-name="Visited_20_Internet_20_Link">pytesseract README</text:a> </text:p>
        </text:list-item>
      </text:list>
      <text:p text:style-name="Horizontal_20_Line"/>
      <text:h text:style-name="Heading_20_2" text:outline-level="2">5. Übersetzung (lokal/offline)</text:h>
      <text:h text:style-name="Heading_20_3" text:outline-level="3">5.1 Argos Translate</text:h>
      <text:list text:style-name="L14">
        <text:list-item>
          <text:p text:style-name="P46"><text:span text:style-name="Strong_20_Emphasis">Installiere Argos Translate</text:span> </text:p>
          <text:p text:style-name="P7"><text:span text:style-name="Source_20_Text">pip install argostranslate</text:span></text:p>
        </text:list-item>
        <text:list-item>
          <text:p text:style-name="P47"><text:span text:style-name="Strong_20_Emphasis">Sprachmodelle herunterladen</text:span> </text:p>
          <text:list>
            <text:list-item>
              <text:p text:style-name="P47">Entweder über das <text:a xlink:type="simple" xlink:href="https://github.com/argosopentech/argos-translate#using-the-gui" text:style-name="Internet_20_link" text:visited-style-name="Visited_20_Internet_20_Link">UI-Tool</text:a> oder programmatisch. </text:p>
            </text:list-item>
          </text:list>
        </text:list-item>
        <text:list-item>
          <text:p text:style-name="P46"><text:span text:style-name="Strong_20_Emphasis">Verwendung</text:span>: </text:p>
          <text:p text:style-name="P6"><text:span text:style-name="Source_20_Text">import argostranslate.package</text:span></text:p>
          <text:p text:style-name="P6"><text:span text:style-name="Source_20_Text">import argostranslate.translate</text:span></text:p>
          <text:p text:style-name="P6"/>
          <text:p text:style-name="P6"><text:span text:style-name="Source_20_Text"># Beispiel: Deutsch -&gt; Englisch</text:span></text:p>
          <text:p text:style-name="P6"><text:span text:style-name="Source_20_Text"># Paket installieren/prüfen, ob es installiert ist.</text:span></text:p>
          <text:p text:style-name="P6"><text:span text:style-name="Source_20_Text"># Dann:</text:span></text:p>
          <text:p text:style-name="P6"/>
          <text:p text:style-name="P6"><text:span text:style-name="Source_20_Text">installed_languages = argostranslate.translate.get_installed_languages()</text:span></text:p>
          <text:p text:style-name="P6"><text:span text:style-name="Source_20_Text">from_lang = None</text:span></text:p>
          <text:p text:style-name="P6"><text:span text:style-name="Source_20_Text">to_lang = None</text:span></text:p>
          <text:p text:style-name="P6"/>
          <text:p text:style-name="P6"><text:span text:style-name="Source_20_Text">for lang in installed_languages:</text:span></text:p>
          <text:p text:style-name="P6"><text:soft-page-break/><text:span text:style-name="Source_20_Text"><text:s text:c="4"/>if lang.code == "de":</text:span></text:p>
          <text:p text:style-name="P6"><text:span text:style-name="Source_20_Text"><text:s text:c="8"/>from_lang = lang</text:span></text:p>
          <text:p text:style-name="P6"><text:span text:style-name="Source_20_Text"><text:s text:c="4"/>if lang.code == "en":</text:span></text:p>
          <text:p text:style-name="P6"><text:span text:style-name="Source_20_Text"><text:s text:c="8"/>to_lang = lang</text:span></text:p>
          <text:p text:style-name="P6"/>
          <text:p text:style-name="P6"><text:span text:style-name="Source_20_Text">if from_lang and to_lang:</text:span></text:p>
          <text:p text:style-name="P6"><text:span text:style-name="Source_20_Text"><text:s text:c="4"/>translation = from_lang.get_translation(to_lang)</text:span></text:p>
          <text:p text:style-name="P6"><text:span text:style-name="Source_20_Text"><text:s text:c="4"/>result = translation.translate("Guten Tag!")</text:span></text:p>
          <text:p text:style-name="P7"><text:span text:style-name="Source_20_Text"><text:s text:c="4"/>print(result) <text:s/># "Hello!"</text:span></text:p>
        </text:list-item>
        <text:list-item>
          <text:p text:style-name="P46"><text:span text:style-name="Strong_20_Emphasis">Automatisierte Übersetzung pro erkanntem Text</text:span>: </text:p>
          <text:p text:style-name="P6"><text:span text:style-name="Source_20_Text">for i, ((startX, startY, endX, endY), ocr_text) in enumerate(results):</text:span></text:p>
          <text:p text:style-name="P6"><text:span text:style-name="Source_20_Text"><text:s text:c="4"/>translated_text = translation.translate(ocr_text)</text:span></text:p>
          <text:p text:style-name="P7"><text:span text:style-name="Source_20_Text"><text:s text:c="4"/>results[i] = ((startX, startY, endX, endY), translated_text)</text:span></text:p>
        </text:list-item>
      </text:list>
      <text:p text:style-name="Text_20_body"><text:span text:style-name="Strong_20_Emphasis">Alternativen</text:span>: MarianMT (Hugging Face Transformers). Bietet ggf. mehr Sprachmodelle, ist aber größer und komplexer in der Einrichtung.</text:p>
      <text:p text:style-name="Text_20_body"><text:span text:style-name="Strong_20_Emphasis">Weiterführende Infos</text:span>:</text:p>
      <text:list text:style-name="L15">
        <text:list-item>
          <text:p text:style-name="P49"><text:a xlink:type="simple" xlink:href="https://github.com/argosopentech/argos-translate" text:style-name="Internet_20_link" text:visited-style-name="Visited_20_Internet_20_Link">Argos Translate GitHub</text:a> </text:p>
        </text:list-item>
        <text:list-item>
          <text:p text:style-name="P48"><text:a xlink:type="simple" xlink:href="https://huggingface.co/docs/transformers" text:style-name="Internet_20_link" text:visited-style-name="Visited_20_Internet_20_Link">Hugging Face Transformers Doku</text:a> </text:p>
        </text:list-item>
      </text:list>
      <text:p text:style-name="Horizontal_20_Line"/>
      <text:h text:style-name="Heading_20_2" text:outline-level="2">6. Ergebnis ins Bild einfügen</text:h>
      <text:h text:style-name="Heading_20_3" text:outline-level="3">6.1 Übermalen und Text zeichnen (OpenCV)</text:h>
      <text:list text:style-name="L16">
        <text:list-item>
          <text:p text:style-name="P50"><text:span text:style-name="Strong_20_Emphasis">Rechteck</text:span> übermalen:</text:p>
          <text:p text:style-name="P9"><text:span text:style-name="Source_20_Text">cv2.rectangle(image, (startX, startY), (endX, endY), (255, 255, 255), -1)</text:span></text:p>
          <text:p text:style-name="P50">Dadurch werden die Original-Pixel weiß überschrieben.</text:p>
        </text:list-item>
        <text:list-item>
          <text:p text:style-name="P50"><text:span text:style-name="Strong_20_Emphasis">Text hinzufügen</text:span>:</text:p>
          <text:p text:style-name="P8"><text:span text:style-name="Source_20_Text">font = cv2.FONT_HERSHEY_SIMPLEX</text:span></text:p>
          <text:p text:style-name="P8"><text:span text:style-name="Source_20_Text">font_scale = 0.5</text:span></text:p>
          <text:p text:style-name="P8"><text:span text:style-name="Source_20_Text">thickness = 1</text:span></text:p>
          <text:p text:style-name="P8"><text:span text:style-name="Source_20_Text">color = (0, 0, 0) <text:s/># Schwarz</text:span></text:p>
          <text:p text:style-name="P8"/>
          <text:p text:style-name="P9"><text:span text:style-name="Source_20_Text">cv2.putText(image, translated_text, (startX, startY + 20), font, font_scale, color, thickness)</text:span></text:p>
          <text:p text:style-name="P50">Dabei ist <text:span text:style-name="Source_20_Text">+20</text:span> ein einfacher Offset, damit der Text nicht genau auf dem Rand landet.</text:p>
        </text:list-item>
      </text:list>
      <text:h text:style-name="Heading_20_3" text:outline-level="3">6.2 Text hinzufügen mit Pillow (PIL)</text:h>
      <text:p text:style-name="Text_20_body">Wenn du mehr Kontrolle über Schriften (TrueType-Fonts) brauchst:</text:p>
      <text:list text:style-name="L17">
        <text:list-item>
          <text:p text:style-name="P51">Konvertiere dein OpenCV-Bild nach PIL: </text:p>
          <text:p text:style-name="P10"><text:span text:style-name="Source_20_Text">from PIL import Image, ImageDraw, ImageFont</text:span></text:p>
          <text:p text:style-name="P10"><text:span text:style-name="Source_20_Text">import numpy as np</text:span></text:p>
          <text:p text:style-name="P10"/>
          <text:p text:style-name="P10"><text:span text:style-name="Source_20_Text">pil_image = Image.fromarray(cv2.cvtColor(image, cv2.COLOR_BGR2RGB))</text:span></text:p>
          <text:p text:style-name="P10"><text:span text:style-name="Source_20_Text">draw = ImageDraw.Draw(pil_image)</text:span></text:p>
          <text:p text:style-name="P11"><text:soft-page-break/><text:span text:style-name="Source_20_Text">font = ImageFont.truetype("Arial.ttf", 16)</text:span></text:p>
        </text:list-item>
        <text:list-item>
          <text:p text:style-name="P51">Male den Bereich über und setze Text: </text:p>
          <text:p text:style-name="P10"><text:span text:style-name="Source_20_Text">draw.rectangle([startX, startY, endX, endY], fill=(255, 255, 255))</text:span></text:p>
          <text:p text:style-name="P11"><text:span text:style-name="Source_20_Text">draw.text((startX, startY), translated_text, font=font, fill=(0, 0, 0))</text:span></text:p>
        </text:list-item>
        <text:list-item>
          <text:p text:style-name="P51">Konvertiere zurück zu OpenCV (falls nötig): </text:p>
          <text:p text:style-name="P11"><text:span text:style-name="Source_20_Text">image_output = cv2.cvtColor(np.array(pil_image), cv2.COLOR_RGB2BGR)</text:span></text:p>
        </text:list-item>
      </text:list>
      <text:p text:style-name="Text_20_body"><text:span text:style-name="Strong_20_Emphasis">Dynamischer Zeilenumbruch / Schriftgröße</text:span></text:p>
      <text:list text:style-name="L18">
        <text:list-item>
          <text:p text:style-name="P53">Wenn die Übersetzung länger ist als der Originaltext, braucht man oft automatischen Zeilenumbruch. Das kann man programmatisch lösen, indem man die Textbreite misst und ggf. umbricht. </text:p>
        </text:list-item>
        <text:list-item>
          <text:p text:style-name="P52">Oder du passt die Box automatisch an den Text an. </text:p>
        </text:list-item>
      </text:list>
      <text:p text:style-name="Text_20_body"><text:span text:style-name="Strong_20_Emphasis">Weiterführende Infos</text:span>:</text:p>
      <text:list text:style-name="L19">
        <text:list-item>
          <text:p text:style-name="P54"><text:a xlink:type="simple" xlink:href="https://pillow.readthedocs.io/en/stable/reference/" text:style-name="Internet_20_link" text:visited-style-name="Visited_20_Internet_20_Link">Pillow Dokumentation</text:a> </text:p>
        </text:list-item>
      </text:list>
      <text:p text:style-name="Horizontal_20_Line"/>
      <text:h text:style-name="Heading_20_2" text:outline-level="2">7. Testing &amp; Optimierung</text:h>
      <text:list text:style-name="L20">
        <text:list-item>
          <text:p text:style-name="P56"><text:span text:style-name="Strong_20_Emphasis">Testbilder</text:span> mit unterschiedlicher Schriftgröße, Qualität, Hintergrund. </text:p>
        </text:list-item>
        <text:list-item>
          <text:p text:style-name="P56"><text:span text:style-name="Strong_20_Emphasis">OCR-Genauigkeit</text:span> prüfen: </text:p>
          <text:list>
            <text:list-item>
              <text:p text:style-name="P56">Versuche ggf. verschiedene Tesseract-Parameter (z. B. <text:span text:style-name="Source_20_Text">--psm</text:span> etc.). </text:p>
            </text:list-item>
          </text:list>
        </text:list-item>
        <text:list-item>
          <text:p text:style-name="P56"><text:span text:style-name="Strong_20_Emphasis">Übersetzungsqualität</text:span>: </text:p>
          <text:list>
            <text:list-item>
              <text:p text:style-name="P56">Bessere Offline-Modelle oder Feintuning für bestimmte Domänen. </text:p>
            </text:list-item>
          </text:list>
        </text:list-item>
        <text:list-item>
          <text:p text:style-name="P56"><text:span text:style-name="Strong_20_Emphasis">Performance</text:span>: </text:p>
          <text:list>
            <text:list-item>
              <text:p text:style-name="P55">Kleinere Eingangsbilder oder GPU-Beschleunigung für OCR/Translation. </text:p>
            </text:list-item>
          </text:list>
        </text:list-item>
      </text:list>
      <text:p text:style-name="Horizontal_20_Line"/>
      <text:h text:style-name="Heading_20_2" text:outline-level="2">8. Weitere hilfreiche Ressourcen</text:h>
      <text:list text:style-name="L21">
        <text:list-item>
          <text:p text:style-name="P57"><text:span text:style-name="Strong_20_Emphasis">OpenCV Dokumentation</text:span>:</text:p>
          <text:list>
            <text:list-item>
              <text:p text:style-name="P58"><text:a xlink:type="simple" xlink:href="https://docs.opencv.org/master/" text:style-name="Internet_20_link" text:visited-style-name="Visited_20_Internet_20_Link">https://docs.opencv.org/master/</text:a> </text:p>
            </text:list-item>
            <text:list-item>
              <text:p text:style-name="P58">Textdetektion: <text:a xlink:type="simple" xlink:href="https://github.com/opencv/opencv/blob/master/samples/dnn/text_detection.py" text:style-name="Internet_20_link" text:visited-style-name="Visited_20_Internet_20_Link">EAST-Textdetektion-Beispiel</text:a> </text:p>
            </text:list-item>
          </text:list>
        </text:list-item>
        <text:list-item>
          <text:p text:style-name="P57"><text:span text:style-name="Strong_20_Emphasis">Tesseract</text:span>:</text:p>
          <text:list>
            <text:list-item>
              <text:p text:style-name="P58"><text:a xlink:type="simple" xlink:href="https://tesseract-ocr.github.io/tessdoc/" text:style-name="Internet_20_link" text:visited-style-name="Visited_20_Internet_20_Link">Offizielle Tesseract-Dokumentation</text:a> </text:p>
            </text:list-item>
            <text:list-item>
              <text:p text:style-name="P58"><text:a xlink:type="simple" xlink:href="https://pypi.org/project/pytesseract/" text:style-name="Internet_20_link" text:visited-style-name="Visited_20_Internet_20_Link">pytesseract PyPI</text:a> </text:p>
            </text:list-item>
          </text:list>
        </text:list-item>
        <text:list-item>
          <text:p text:style-name="P57"><text:span text:style-name="Strong_20_Emphasis">Argos Translate</text:span>:</text:p>
          <text:list>
            <text:list-item>
              <text:p text:style-name="P58"><text:a xlink:type="simple" xlink:href="https://github.com/argosopentech/argos-translate" text:style-name="Internet_20_link" text:visited-style-name="Visited_20_Internet_20_Link">GitHub-Repo</text:a> </text:p>
            </text:list-item>
            <text:list-item>
              <text:p text:style-name="P58"><text:a xlink:type="simple" xlink:href="https://github.com/argosopentech/argos-translate#installing-languages" text:style-name="Internet_20_link" text:visited-style-name="Visited_20_Internet_20_Link">Anleitung zur Installation von Sprachpaketen</text:a> </text:p>
            </text:list-item>
          </text:list>
        </text:list-item>
        <text:list-item>
          <text:p text:style-name="P57"><text:span text:style-name="Strong_20_Emphasis">Community &amp; Tutorials</text:span>:</text:p>
          <text:list>
            <text:list-item>
              <text:p text:style-name="P58"><text:a xlink:type="simple" xlink:href="https://pyimagesearch.com/" text:style-name="Internet_20_link" text:visited-style-name="Visited_20_Internet_20_Link">PyImageSearch Blog</text:a> (viele Anleitungen zu Computer-Vision-Themen) </text:p>
            </text:list-item>
            <text:list-item>
              <text:p text:style-name="P57"><text:a xlink:type="simple" xlink:href="https://stackoverflow.com/" text:style-name="Internet_20_link" text:visited-style-name="Visited_20_Internet_20_Link">StackOverflow</text:a> (falls du Fehlermeldungen bekommst) </text:p>
            </text:list-item>
          </text:list>
        </text:list-item>
      </text:list>
      <text:p text:style-name="Horizontal_20_Line"><text:soft-page-break/></text:p>
      <text:h text:style-name="Heading_20_2" text:outline-level="2">Beispielhafter Code-Ablauf (Komplett)</text:h>
      <text:p text:style-name="Text_20_body">Im Folgenden ein grobes <text:span text:style-name="Strong_20_Emphasis">Skript</text:span>, das alle wesentlichen Schritte in vereinfachter Form kombiniert. Beachte, dass du Pfade (z. B. zum EAST-Modell, zum TrueType-Font) anpassen musst. Dies soll als Orientierung dienen, nicht als Copy-&amp;-Paste-Lösung.</text:p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><text:span text:style-name="Source_20_Text">import pytesseract</text:span></text:p>
      <text:p text:style-name="Preformatted_20_Text"><text:span text:style-name="Source_20_Text">from PIL import Image, ImageDraw, ImageFont</text:span></text:p>
      <text:p text:style-name="Preformatted_20_Text"><text:span text:style-name="Source_20_Text">import argostranslate.package</text:span></text:p>
      <text:p text:style-name="Preformatted_20_Text"><text:span text:style-name="Source_20_Text">import argostranslate.translate</text:span></text:p>
      <text:p text:style-name="Preformatted_20_Text"/>
      <text:p text:style-name="Preformatted_20_Text"><text:span text:style-name="Source_20_Text"># =========== Einstellungen &amp; Pfade ===========</text:span></text:p>
      <text:p text:style-name="Preformatted_20_Text"><text:span text:style-name="Source_20_Text">image_path = "input.jpg"</text:span></text:p>
      <text:p text:style-name="Preformatted_20_Text"><text:span text:style-name="Source_20_Text">east_model_path = "frozen_east_text_detection.pb"</text:span></text:p>
      <text:p text:style-name="Preformatted_20_Text"><text:span text:style-name="Source_20_Text">from_lang_code = "de"</text:span></text:p>
      <text:p text:style-name="Preformatted_20_Text"><text:span text:style-name="Source_20_Text">to_lang_code = "en"</text:span></text:p>
      <text:p text:style-name="Preformatted_20_Text"><text:span text:style-name="Source_20_Text">font_path = "Arial.ttf" <text:s/># Passe den Pfad entsprechend an</text:span></text:p>
      <text:p text:style-name="Preformatted_20_Text"><text:span text:style-name="Source_20_Text">font_size = 16</text:span></text:p>
      <text:p text:style-name="Preformatted_20_Text"/>
      <text:p text:style-name="Preformatted_20_Text"><text:span text:style-name="Source_20_Text"># =========== Schritt 1: Bild laden ===========</text:span></text:p>
      <text:p text:style-name="Preformatted_20_Text"><text:span text:style-name="Source_20_Text">image = cv2.imread(image_path)</text:span></text:p>
      <text:p text:style-name="Preformatted_20_Text"><text:span text:style-name="Source_20_Text">orig = image.copy()</text:span></text:p>
      <text:p text:style-name="Preformatted_20_Text"><text:span text:style-name="Source_20_Text">(H, W) = image.shape[:2]</text:span></text:p>
      <text:p text:style-name="Preformatted_20_Text"/>
      <text:p text:style-name="Preformatted_20_Text"><text:span text:style-name="Source_20_Text"># =========== Schritt 2: EAST-Detektor laden ===========</text:span></text:p>
      <text:p text:style-name="Preformatted_20_Text"><text:span text:style-name="Source_20_Text">net = cv2.dnn.readNet(east_model_path)</text:span></text:p>
      <text:p text:style-name="Preformatted_20_Text"/>
      <text:p text:style-name="Preformatted_20_Text"><text:span text:style-name="Source_20_Text"># =========== Schritt 3: Textdetektion ===========</text:span></text:p>
      <text:p text:style-name="Preformatted_20_Text"><text:span text:style-name="Source_20_Text">newW, newH = (320, 320)</text:span></text:p>
      <text:p text:style-name="Preformatted_20_Text"><text:span text:style-name="Source_20_Text">rW = W / float(newW)</text:span></text:p>
      <text:p text:style-name="Preformatted_20_Text"><text:span text:style-name="Source_20_Text">rH = H / float(newH)</text:span></text:p>
      <text:p text:style-name="Preformatted_20_Text"/>
      <text:p text:style-name="Preformatted_20_Text"><text:span text:style-name="Source_20_Text">blob = cv2.dnn.blobFromImage(image, 1.0, (newW, newH),</text:span></text:p>
      <text:p text:style-name="Preformatted_20_Text"><text:span text:style-name="Source_20_Text"><text:s text:c="29"/>(123.68, 116.78, 103.94), swapRB=True, crop=False)</text:span></text:p>
      <text:p text:style-name="Preformatted_20_Text"><text:span text:style-name="Source_20_Text">net.setInput(blob)</text:span></text:p>
      <text:p text:style-name="Preformatted_20_Text"><text:span text:style-name="Source_20_Text">(scores, geometry) = net.forward(["feature_fusion/concat_3", "feature_fusion/concat_2"])</text:span></text:p>
      <text:p text:style-name="Preformatted_20_Text"/>
      <text:p text:style-name="Preformatted_20_Text"><text:span text:style-name="Source_20_Text">def decode_predictions(scores, geometry, confThreshold=0.5):</text:span></text:p>
      <text:p text:style-name="Preformatted_20_Text"><text:span text:style-name="Source_20_Text"><text:s text:c="4"/>(numRows, numCols) = scores.shape[2:4]</text:span></text:p>
      <text:p text:style-name="Preformatted_20_Text"><text:span text:style-name="Source_20_Text"><text:s text:c="4"/>rects = []</text:span></text:p>
      <text:p text:style-name="Preformatted_20_Text"><text:span text:style-name="Source_20_Text"><text:s text:c="4"/>confidences = []</text:span></text:p>
      <text:p text:style-name="Preformatted_20_Text"/>
      <text:p text:style-name="Preformatted_20_Text"><text:span text:style-name="Source_20_Text"><text:s text:c="4"/>for y in range(numRows):</text:span></text:p>
      <text:p text:style-name="Preformatted_20_Text"><text:span text:style-name="Source_20_Text"><text:s text:c="8"/>scoresData = scores[0,0,y]</text:span></text:p>
      <text:p text:style-name="Preformatted_20_Text"><text:span text:style-name="Source_20_Text"><text:s text:c="8"/>x0_data = geometry[0,0,y]</text:span></text:p>
      <text:p text:style-name="Preformatted_20_Text"><text:span text:style-name="Source_20_Text"><text:s text:c="8"/>x1_data = geometry[0,1,y]</text:span></text:p>
      <text:p text:style-name="Preformatted_20_Text"><text:span text:style-name="Source_20_Text"><text:s text:c="8"/>x2_data = geometry[0,2,y]</text:span></text:p>
      <text:p text:style-name="Preformatted_20_Text"><text:span text:style-name="Source_20_Text"><text:s text:c="8"/>x3_data = geometry[0,3,y]</text:span></text:p>
      <text:p text:style-name="Preformatted_20_Text"><text:span text:style-name="Source_20_Text"><text:s text:c="8"/>anglesData = geometry[0,4,y]</text:span></text:p>
      <text:p text:style-name="Preformatted_20_Text"/>
      <text:p text:style-name="Preformatted_20_Text"><text:span text:style-name="Source_20_Text"><text:s text:c="8"/>for x in range(numCols):</text:span></text:p>
      <text:p text:style-name="Preformatted_20_Text"><text:span text:style-name="Source_20_Text"><text:s text:c="12"/>score = scoresData[x]</text:span></text:p>
      <text:p text:style-name="Preformatted_20_Text"><text:span text:style-name="Source_20_Text"><text:s text:c="12"/>if score &lt; confThreshold:</text:span></text:p>
      <text:p text:style-name="Preformatted_20_Text"><text:span text:style-name="Source_20_Text"><text:s text:c="16"/>continue</text:span></text:p>
      <text:p text:style-name="Preformatted_20_Text"/>
      <text:p text:style-name="Preformatted_20_Text"><text:span text:style-name="Source_20_Text"><text:s text:c="12"/>offsetX = x * 4.0</text:span></text:p>
      <text:p text:style-name="Preformatted_20_Text"><text:span text:style-name="Source_20_Text"><text:s text:c="12"/>offsetY = y * 4.0</text:span></text:p>
      <text:p text:style-name="Preformatted_20_Text"><text:soft-page-break/></text:p>
      <text:p text:style-name="Preformatted_20_Text"><text:span text:style-name="Source_20_Text"><text:s text:c="12"/>angle = anglesData[x]</text:span></text:p>
      <text:p text:style-name="Preformatted_20_Text"><text:span text:style-name="Source_20_Text"><text:s text:c="12"/>cos = np.cos(angle)</text:span></text:p>
      <text:p text:style-name="Preformatted_20_Text"><text:span text:style-name="Source_20_Text"><text:s text:c="12"/>sin = np.sin(angle)</text:span></text:p>
      <text:p text:style-name="Preformatted_20_Text"/>
      <text:p text:style-name="Preformatted_20_Text"><text:span text:style-name="Source_20_Text"><text:s text:c="12"/>h = x0_data[x] + x2_data[x]</text:span></text:p>
      <text:p text:style-name="Preformatted_20_Text"><text:span text:style-name="Source_20_Text"><text:s text:c="12"/>w = x1_data[x] + x3_data[x]</text:span></text:p>
      <text:p text:style-name="Preformatted_20_Text"/>
      <text:p text:style-name="Preformatted_20_Text"><text:span text:style-name="Source_20_Text"><text:s text:c="12"/>endX = int(offsetX + (cos * x1_data[x]) + (sin * x2_data[x]))</text:span></text:p>
      <text:p text:style-name="Preformatted_20_Text"><text:span text:style-name="Source_20_Text"><text:s text:c="12"/>endY = int(offsetY - (sin * x1_data[x]) + (cos * x2_data[x]))</text:span></text:p>
      <text:p text:style-name="Preformatted_20_Text"><text:span text:style-name="Source_20_Text"><text:s text:c="12"/>startX = int(endX - w)</text:span></text:p>
      <text:p text:style-name="Preformatted_20_Text"><text:span text:style-name="Source_20_Text"><text:s text:c="12"/>startY = int(endY - h)</text:span></text:p>
      <text:p text:style-name="Preformatted_20_Text"/>
      <text:p text:style-name="Preformatted_20_Text"><text:span text:style-name="Source_20_Text"><text:s text:c="12"/>rects.append((startX, startY, endX, endY))</text:span></text:p>
      <text:p text:style-name="Preformatted_20_Text"><text:span text:style-name="Source_20_Text"><text:s text:c="12"/>confidences.append(float(score))</text:span></text:p>
      <text:p text:style-name="Preformatted_20_Text"/>
      <text:p text:style-name="Preformatted_20_Text"><text:span text:style-name="Source_20_Text"><text:s text:c="4"/>return (rects, confidences)</text:span></text:p>
      <text:p text:style-name="Preformatted_20_Text"/>
      <text:p text:style-name="Preformatted_20_Text"><text:span text:style-name="Source_20_Text">(rects, confidences) = decode_predictions(scores, geometry)</text:span></text:p>
      <text:p text:style-name="Preformatted_20_Text"><text:span text:style-name="Source_20_Text">boxes = cv2.dnn.NMSBoxes(rects, confidences, 0.5, 0.4)</text:span></text:p>
      <text:p text:style-name="Preformatted_20_Text"/>
      <text:p text:style-name="Preformatted_20_Text"><text:span text:style-name="Source_20_Text">results = []</text:span></text:p>
      <text:p text:style-name="Preformatted_20_Text"><text:span text:style-name="Source_20_Text">if len(boxes) &gt; 0:</text:span></text:p>
      <text:p text:style-name="Preformatted_20_Text"><text:span text:style-name="Source_20_Text"><text:s text:c="4"/>for i in boxes.flatten():</text:span></text:p>
      <text:p text:style-name="Preformatted_20_Text"><text:span text:style-name="Source_20_Text"><text:s text:c="8"/>(startX, startY, endX, endY) = rects[i]</text:span></text:p>
      <text:p text:style-name="Preformatted_20_Text"/>
      <text:p text:style-name="Preformatted_20_Text"><text:span text:style-name="Source_20_Text"><text:s text:c="8"/># Zur ursprünglichen Skalierung zurück</text:span></text:p>
      <text:p text:style-name="Preformatted_20_Text"><text:span text:style-name="Source_20_Text"><text:s text:c="8"/>startX = int(startX * rW)</text:span></text:p>
      <text:p text:style-name="Preformatted_20_Text"><text:span text:style-name="Source_20_Text"><text:s text:c="8"/>startY = int(startY * rH)</text:span></text:p>
      <text:p text:style-name="Preformatted_20_Text"><text:span text:style-name="Source_20_Text"><text:s text:c="8"/>endX = int(endX * rW)</text:span></text:p>
      <text:p text:style-name="Preformatted_20_Text"><text:span text:style-name="Source_20_Text"><text:s text:c="8"/>endY = int(endY * rH)</text:span></text:p>
      <text:p text:style-name="Preformatted_20_Text"/>
      <text:p text:style-name="Preformatted_20_Text"><text:span text:style-name="Source_20_Text"><text:s text:c="8"/># =========== Schritt 4: OCR ===========</text:span></text:p>
      <text:p text:style-name="Preformatted_20_Text"><text:span text:style-name="Source_20_Text"><text:s text:c="8"/>roi = orig[startY:endY, startX:endX]</text:span></text:p>
      <text:p text:style-name="Preformatted_20_Text"><text:span text:style-name="Source_20_Text"><text:s text:c="8"/>roi_pil = Image.fromarray(cv2.cvtColor(roi, cv2.COLOR_BGR2RGB))</text:span></text:p>
      <text:p text:style-name="Preformatted_20_Text"><text:span text:style-name="Source_20_Text"><text:s text:c="8"/>ocr_text = pytesseract.image_to_string(roi_pil, lang='deu')</text:span></text:p>
      <text:p text:style-name="Preformatted_20_Text"/>
      <text:p text:style-name="Preformatted_20_Text"><text:span text:style-name="Source_20_Text"><text:s text:c="8"/>results.append(((startX, startY, endX, endY), ocr_text))</text:span></text:p>
      <text:p text:style-name="Preformatted_20_Text"/>
      <text:p text:style-name="Preformatted_20_Text"><text:span text:style-name="Source_20_Text"># =========== Schritt 5: Übersetzung vorbereiten ===========</text:span></text:p>
      <text:p text:style-name="Preformatted_20_Text"><text:span text:style-name="Source_20_Text">installed_languages = argostranslate.translate.get_installed_languages()</text:span></text:p>
      <text:p text:style-name="Preformatted_20_Text"><text:span text:style-name="Source_20_Text">from_lang = None</text:span></text:p>
      <text:p text:style-name="Preformatted_20_Text"><text:span text:style-name="Source_20_Text">to_lang = None</text:span></text:p>
      <text:p text:style-name="Preformatted_20_Text"/>
      <text:p text:style-name="Preformatted_20_Text"><text:span text:style-name="Source_20_Text">for lang in installed_languages:</text:span></text:p>
      <text:p text:style-name="Preformatted_20_Text"><text:span text:style-name="Source_20_Text"><text:s text:c="4"/>if lang.code == from_lang_code:</text:span></text:p>
      <text:p text:style-name="Preformatted_20_Text"><text:span text:style-name="Source_20_Text"><text:s text:c="8"/>from_lang = lang</text:span></text:p>
      <text:p text:style-name="Preformatted_20_Text"><text:span text:style-name="Source_20_Text"><text:s text:c="4"/>if lang.code == to_lang_code:</text:span></text:p>
      <text:p text:style-name="Preformatted_20_Text"><text:span text:style-name="Source_20_Text"><text:s text:c="8"/>to_lang = lang</text:span></text:p>
      <text:p text:style-name="Preformatted_20_Text"/>
      <text:p text:style-name="Preformatted_20_Text"><text:span text:style-name="Source_20_Text">if not (from_lang and to_lang):</text:span></text:p>
      <text:p text:style-name="Preformatted_20_Text"><text:span text:style-name="Source_20_Text"><text:s text:c="4"/>print("Sprachpakete nicht installiert oder nicht gefunden!")</text:span></text:p>
      <text:p text:style-name="Preformatted_20_Text"><text:span text:style-name="Source_20_Text"><text:s text:c="4"/>exit(1)</text:span></text:p>
      <text:p text:style-name="Preformatted_20_Text"/>
      <text:p text:style-name="Preformatted_20_Text"><text:span text:style-name="Source_20_Text">translation = from_lang.get_translation(to_lang)</text:span></text:p>
      <text:p text:style-name="Preformatted_20_Text"/>
      <text:p text:style-name="Preformatted_20_Text"><text:span text:style-name="Source_20_Text"># =========== PIL: Um das Endergebnis zu manipulieren ===========</text:span></text:p>
      <text:p text:style-name="Preformatted_20_Text"><text:span text:style-name="Source_20_Text">pil_image = Image.fromarray(cv2.cvtColor(orig, cv2.COLOR_BGR2RGB))</text:span></text:p>
      <text:p text:style-name="Preformatted_20_Text"><text:span text:style-name="Source_20_Text">draw = ImageDraw.Draw(pil_image)</text:span></text:p>
      <text:p text:style-name="Preformatted_20_Text"><text:span text:style-name="Source_20_Text">font = ImageFont.truetype(font_path, font_size)</text:span></text:p>
      <text:p text:style-name="Preformatted_20_Text"/>
      <text:p text:style-name="Preformatted_20_Text"><text:span text:style-name="Source_20_Text"># =========== Schritt 6: Übersetzen und ins Bild einfügen ===========</text:span></text:p>
      <text:p text:style-name="Preformatted_20_Text"><text:span text:style-name="Source_20_Text">for (box, text) in results:</text:span></text:p>
      <text:p text:style-name="Preformatted_20_Text"><text:span text:style-name="Source_20_Text"><text:s text:c="4"/>(startX, startY, endX, endY) = box</text:span></text:p>
      <text:p text:style-name="Preformatted_20_Text"><text:soft-page-break/><text:span text:style-name="Source_20_Text"><text:s text:c="4"/>translated_text = translation.translate(text).strip()</text:span></text:p>
      <text:p text:style-name="Preformatted_20_Text"/>
      <text:p text:style-name="Preformatted_20_Text"><text:span text:style-name="Source_20_Text"><text:s text:c="4"/># Box übermalen (z. B. weiß)</text:span></text:p>
      <text:p text:style-name="Preformatted_20_Text"><text:span text:style-name="Source_20_Text"><text:s text:c="4"/>draw.rectangle([startX, startY, endX, endY], fill=(255, 255, 255))</text:span></text:p>
      <text:p text:style-name="Preformatted_20_Text"/>
      <text:p text:style-name="Preformatted_20_Text"><text:span text:style-name="Source_20_Text"><text:s text:c="4"/># Text reinschreiben</text:span></text:p>
      <text:p text:style-name="Preformatted_20_Text"><text:span text:style-name="Source_20_Text"><text:s text:c="4"/>draw.text((startX, startY), translated_text, font=font, fill=(0, 0, 0))</text:span></text:p>
      <text:p text:style-name="Preformatted_20_Text"/>
      <text:p text:style-name="Preformatted_20_Text"><text:span text:style-name="Source_20_Text"># Zurück in OpenCV</text:span></text:p>
      <text:p text:style-name="Preformatted_20_Text"><text:span text:style-name="Source_20_Text">image_output = cv2.cvtColor(np.array(pil_image), cv2.COLOR_RGB2BGR)</text:span></text:p>
      <text:p text:style-name="Preformatted_20_Text"/>
      <text:p text:style-name="Preformatted_20_Text"><text:span text:style-name="Source_20_Text"># =========== Schritt 7: Speichern ===========</text:span></text:p>
      <text:p text:style-name="Preformatted_20_Text"><text:span text:style-name="Source_20_Text">cv2.imwrite("output_translated.jpg", image_output)</text:span></text:p>
      <text:p text:style-name="P1"><text:span text:style-name="Source_20_Text">print("Fertig! Ausgabedatei: output_translated.jpg")</text:span></text:p>
      <text:p text:style-name="Horizontal_20_Line"/>
      <text:h text:style-name="Heading_20_2" text:outline-level="2">Fazit</text:h>
      <text:p text:style-name="Text_20_body">Mit dieser Schritt-für-Schritt-Anleitung solltest du ein funktionierendes Grundgerüst für dein Projekt erstellen können. Natürlich musst du das Skript an deine Bedürfnisse anpassen (z. B. mehr oder weniger Vorverarbeitung, andere Schriftarten, Zeilenumbrüche, usw.).</text:p>
      <text:p text:style-name="Text_20_body"><text:span text:style-name="Strong_20_Emphasis">Wichtige Punkte zum Abschluss</text:span>:</text:p>
      <text:list text:style-name="L22">
        <text:list-item>
          <text:p text:style-name="P60">Prüfe, ob Tesseract richtig installiert ist (Pfad, Sprachen). </text:p>
        </text:list-item>
        <text:list-item>
          <text:p text:style-name="P60">Achte beim Übersetzen auf die richtigen Sprachkürzel. </text:p>
        </text:list-item>
        <text:list-item>
          <text:p text:style-name="P60">Teste das Programm mit verschiedenen Bildern (Auflösungen, Schriften, Kontrasten). </text:p>
        </text:list-item>
        <text:list-item>
          <text:p text:style-name="P59">Nutze die oben verlinkten Dokumentationen und Tutorials, um spezifische Detailfragen zu klären (z. B. Tesseract-Parameter, Text-Layouting mit PIL, Optimierung des EAST-Detektors). </text:p>
        </text:list-item>
      </text:list>
      <text:p text:style-name="Text_20_body">Viel Erfolg bei der Umsetzung!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1:35:28.524452704</meta:creation-date>
    <dc:date>2025-02-23T17:58:42.532757003</dc:date>
    <meta:editing-duration>PT2H1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8" meta:paragraph-count="625" meta:word-count="3481" meta:character-count="28201" meta:non-whitespace-character-count="24240"/>
  </office:meta>
</office:document-meta>
</file>